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ce style:name="ZapfDingbatsITC" svg:font-family="ZapfDingbatsITC"/>
    <style:font-face style:name="Helvetica" svg:font-family="Helvetica" style:font-family-generic="swiss"/>
    <style:font-face style:name="Arial" svg:font-family="Arial" style:font-family-generic="swiss" style:font-pitch="variable"/>
    <style:font-face style:name="Ume P Gothic C4" svg:font-family="'Ume P Gothic C4'"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0.8925in"/>
    </style:style>
    <style:style style:name="co2" style:family="table-column">
      <style:table-column-properties fo:break-before="auto" style:column-width="1.761in"/>
    </style:style>
    <style:style style:name="co4" style:family="table-column">
      <style:table-column-properties fo:break-before="auto" style:column-width="3.252in"/>
    </style:style>
    <style:style style:name="ro1" style:family="table-row">
      <style:table-row-properties style:row-height="0.1638in" fo:break-before="auto" style:use-optimal-row-height="true"/>
    </style:style>
    <style:style style:name="ro2" style:family="table-row">
      <style:table-row-properties style:row-height="0.1571in" fo:break-before="auto" style:use-optimal-row-height="true"/>
    </style:style>
    <style:style style:name="ro3" style:family="table-row">
      <style:table-row-properties style:row-height="0.5591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1965in" fo:break-before="auto" style:use-optimal-row-height="true"/>
    </style:style>
    <style:style style:name="ro6" style:family="table-row">
      <style:table-row-properties style:row-height="0.4453in" fo:break-before="auto" style:use-optimal-row-height="true"/>
    </style:style>
    <style:style style:name="ro7" style:family="table-row">
      <style:table-row-properties style:row-height="0.1756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0.2898in" fo:break-before="auto" style:use-optimal-row-height="true"/>
    </style:style>
    <style:style style:name="ro10" style:family="table-row">
      <style:table-row-properties style:row-height="0.9638in" fo:break-before="auto" style:use-optimal-row-height="true"/>
    </style:style>
    <style:style style:name="ro11" style:family="table-row">
      <style:table-row-properties style:row-height="0.4244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text-outline="false" style:text-line-through-style="none" style:font-name="Helvetica" fo:font-size="10pt" fo:language="en" fo:country="US" fo:font-style="normal" fo:text-shadow="none" style:text-underline-style="none" fo:font-weight="normal" style:text-underline-mode="continuous" style:text-overline-mode="continuous" style:text-line-through-mode="continuous" style:font-name-asian="Helvetica"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fo:color="#000000" style:text-outline="false" style:text-line-through-style="none" style:font-name="Helvetica" fo:language="en" fo:country="US" fo:font-style="normal" fo:text-shadow="none" style:text-underline-style="none" fo:font-weight="normal" style:text-underline-mode="continuous" style:text-overline-mode="continuous" style:text-line-through-mode="continuous" style:font-name-asian="Helvetica" style:language-asian="en" style:country-asian="US" style:font-style-asian="normal" style:font-weight-asian="normal" style:font-name-complex="Helvetica"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fo:color="#000000" style:text-outline="false" style:text-line-through-style="none" style:font-name="Helvetica" fo:language="en" fo:country="US" fo:font-style="normal" fo:text-shadow="none" style:text-underline-style="none" fo:font-weight="normal" style:text-underline-mode="continuous" style:text-overline-mode="continuous" style:text-line-through-mode="continuous" style:font-name-asian="Helvetica"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fo:color="#000000" style:font-name="Helvetica" fo:language="en" fo:country="US" style:font-name-asian="Helvetica" style:language-asian="en" style:country-asian="US" style:font-name-complex="Helvetica" style:font-size-complex="5.65000009536743pt" style:language-complex="en" style:country-complex="US"/>
    </style:style>
    <style:style style:name="ce7" style:family="table-cell" style:parent-style-name="Default">
      <style:text-properties fo:color="#1a1818" style:font-name="Helvetica" fo:font-size="8pt" style:font-name-asian="Helvetica" style:font-size-asian="8pt" style:font-name-complex="Helvetica" style:font-size-complex="4.55000019073486pt"/>
    </style:style>
    <style:style style:name="ce8" style:family="table-cell" style:parent-style-name="Default">
      <style:text-properties fo:color="#000000" fo:language="en" fo:country="US" style:language-asian="en" style:country-asian="US" style:font-size-complex="5.65000009536743pt" style:language-complex="en" style:country-complex="US"/>
    </style:style>
    <style:style style:name="ce9" style:family="table-cell" style:parent-style-name="Default">
      <style:text-properties fo:language="en" fo:country="US" style:language-asian="en" style:country-asian="US" style:language-complex="en" style:country-complex="US"/>
    </style:style>
    <style:style style:name="ce10" style:family="table-cell" style:parent-style-name="Default">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ext-properties fo:color="#000000" style:font-name="Helvetica" fo:language="en" fo:country="US" style:font-name-asian="Helvetica" style:language-asian="en" style:country-asian="US" style:font-name-complex="Helvetica" style:language-complex="en" style:country-complex="US"/>
    </style:style>
    <style:style style:name="ce12" style:family="table-cell" style:parent-style-name="Default">
      <style:text-properties fo:color="#1a1818" style:text-outline="false" style:text-line-through-style="none" style:font-name="Helvetica" fo:font-size="8pt" fo:language="en" fo:country="US" fo:font-style="normal" fo:text-shadow="none" style:text-underline-style="none" fo:font-weight="normal" style:text-underline-mode="continuous" style:text-overline-mode="continuous" style:text-line-through-mode="continuous" style:font-name-asian="Helvetica" style:font-size-asian="8pt" style:language-asian="en" style:country-asian="US" style:font-style-asian="normal" style:font-weight-asian="normal" style:font-size-complex="4.55000019073486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ext-properties fo:color="#1a1818" style:text-outline="false" style:text-line-through-style="none" fo:font-size="8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4.55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style:style style:name="T1" style:family="text">
      <style:text-properties fo:color="#000000" style:font-name="Helvetica" fo:font-size="10pt" style:font-name-asian="Helvetica" style:font-size-asian="10pt" style:font-name-complex="Helvetica" style:font-size-complex="5.69999980926514pt"/>
    </style:style>
    <style:style style:name="T2" style:family="text">
      <style:text-properties fo:color="#000000" style:font-name="Helvetica" fo:font-size="7.5pt" style:font-name-asian="Helvetica" style:font-size-asian="7.5pt" style:font-name-complex="Helvetica" style:font-size-complex="4.30000019073486pt"/>
    </style:style>
    <style:style style:name="T3" style:family="text">
      <style:text-properties fo:color="#000000" style:font-name="Symbol" fo:font-size="10pt" style:font-name-asian="Symbol" style:font-size-asian="10pt" style:font-name-complex="Symbol" style:font-size-complex="5.69999980926514pt"/>
    </style:style>
    <style:style style:name="T4" style:family="text">
      <style:text-properties fo:color="#000000" style:font-name="Helvetica" style:font-name-asian="Helvetica" style:font-name-complex="Helvetica" style:font-size-complex="5.69999980926514pt"/>
    </style:style>
    <style:style style:name="T5" style:family="text">
      <style:text-properties style:text-position="super 58%"/>
    </style:style>
    <style:style style:name="T6" style:family="text">
      <style:text-properties fo:font-size="12pt"/>
    </style:style>
    <style:style style:name="T7" style:family="text">
      <style:text-properties fo:color="#000000" style:font-name="Symbol" fo:font-size="11pt" style:font-name-asian="Symbol" style:font-size-asian="11pt" style:font-name-complex="Symbol" style:font-size-complex="6.30000019073486pt"/>
    </style:style>
    <style:style style:name="T8" style:family="text">
      <style:text-properties fo:color="#000000" style:font-name="ZapfDingbatsITC" fo:font-size="13pt" style:font-name-asian="ZapfDingbatsITC" style:font-size-asian="13pt" style:font-name-complex="ZapfDingbatsITC" style:font-size-complex="7.40000009536743pt"/>
    </style:style>
    <style:style style:name="T9" style:family="text">
      <style:text-properties fo:color="#1a1818" style:font-name="Helvetica" fo:font-size="8pt" style:font-name-asian="Helvetica" style:font-size-asian="8pt" style:font-name-complex="Helvetica" style:font-size-complex="4.59999990463257pt"/>
    </style:style>
    <style:style style:name="T10" style:family="text">
      <style:text-properties fo:color="#1a1818" style:font-name="Symbol" fo:font-size="8pt" style:font-name-asian="Symbol" style:font-size-asian="8pt" style:font-name-complex="Symbol" style:font-size-complex="4.59999990463257pt"/>
    </style:style>
    <style:style style:name="T11" style:family="text">
      <style:text-properties fo:color="#000000" style:font-name="Helvetica" fo:font-size="4.5pt" style:font-name-asian="Helvetica" style:font-size-asian="4.5pt" style:font-name-complex="Helvetica" style:font-size-complex="2.59999990463257pt"/>
    </style:style>
    <style:style style:name="T12" style:family="text">
      <style:text-properties fo:color="#000000" style:font-name="Symbol" fo:font-size="7.5pt" style:font-name-asian="Symbol" style:font-size-asian="7.5pt" style:font-name-complex="Symbol" style:font-size-complex="4.30000019073486pt"/>
    </style:style>
  </office:automatic-styles>
  <office:body>
    <office:spreadsheet>
      <table:table table:name="Sheet1" table:style-name="ta1" table:print="false">
        <table:table-column table:style-name="co2" table:default-cell-style-name="Default"/>
        <table:table-column table:style-name="co4" table:default-cell-style-name="ce1"/>
        <table:table-row table:style-name="ro2">
          <table:table-cell office:value-type="string">
            <text:p>Biochemistry 2</text:p>
          </table:table-cell>
          <table:table-cell table:style-name="Default"/>
        </table:table-row>
        <table:table-row table:style-name="ro2">
          <table:table-cell office:value-type="string">
            <text:p>B1</text:p>
          </table:table-cell>
          <table:table-cell table:style-name="Default" office:value-type="string">
            <text:p>Thiamine, TPP</text:p>
          </table:table-cell>
        </table:table-row>
        <table:table-row table:style-name="ro2">
          <table:table-cell office:value-type="string">
            <text:p>B2</text:p>
          </table:table-cell>
          <table:table-cell table:style-name="Default" office:value-type="string">
            <text:p>riboflavin, FAD, FMN</text:p>
          </table:table-cell>
        </table:table-row>
        <table:table-row table:style-name="ro2">
          <table:table-cell office:value-type="string">
            <text:p>B3</text:p>
          </table:table-cell>
          <table:table-cell table:style-name="Default" office:value-type="string">
            <text:p>Niacin, NAD+</text:p>
          </table:table-cell>
        </table:table-row>
        <table:table-row table:style-name="ro2">
          <table:table-cell office:value-type="string">
            <text:p>B5</text:p>
          </table:table-cell>
          <table:table-cell table:style-name="Default" office:value-type="string">
            <text:p>pantothenic acid, CoA </text:p>
          </table:table-cell>
        </table:table-row>
        <table:table-row table:style-name="ro2">
          <table:table-cell office:value-type="string">
            <text:p>B6</text:p>
          </table:table-cell>
          <table:table-cell table:style-name="Default" office:value-type="string">
            <text:p>pyridoxine, PLP</text:p>
          </table:table-cell>
        </table:table-row>
        <table:table-row table:style-name="ro2">
          <table:table-cell table:style-name="ce1" office:value-type="string">
            <text:p>B-complex deficiencies </text:p>
          </table:table-cell>
          <table:table-cell office:value-type="string">
            <text:p>often result in dermatitis, glossitis, and diarrhea.</text:p>
          </table:table-cell>
        </table:table-row>
        <table:table-row table:style-name="ro2">
          <table:table-cell/>
          <table:table-cell table:style-name="ce3" office:value-type="string">
            <text:p><text:span text:style-name="T1">All water soluble vitamins wash out easily from body except B</text:span><text:span text:style-name="T2">12 </text:span><text:span text:style-name="T1">and folate (stored in liver).</text:span></text:p>
          </table:table-cell>
        </table:table-row>
        <table:table-row table:style-name="ro2">
          <table:table-cell office:value-type="string">
            <text:p>B12 </text:p>
          </table:table-cell>
          <table:table-cell table:style-name="Default" office:value-type="string">
            <text:p>cobalamin</text:p>
          </table:table-cell>
        </table:table-row>
        <table:table-row table:style-name="ro2">
          <table:table-cell office:value-type="string">
            <text:p>C</text:p>
          </table:table-cell>
          <table:table-cell table:style-name="Default" office:value-type="string">
            <text:p>ascorbic acid </text:p>
          </table:table-cell>
        </table:table-row>
        <table:table-row table:style-name="ro2">
          <table:table-cell table:style-name="ce2" office:value-type="string">
            <text:p>Vitamin A (retinol) function </text:p>
          </table:table-cell>
          <table:table-cell table:style-name="Default" office:value-type="string">
            <text:p>antioxidant, constituent of visual pigments ( retinal), essential for normal differentiation of epithelial cells into specialized tissue ( pancreatic cells, mucus-secreting cells) </text:p>
          </table:table-cell>
        </table:table-row>
        <table:table-row table:style-name="ro2">
          <table:table-cell office:value-type="string">
            <text:p>vitamin A (retinol) deficiency <text:s/></text:p>
          </table:table-cell>
          <table:table-cell table:style-name="Default" office:value-type="string">
            <text:p>night blindeness, dry skin</text:p>
          </table:table-cell>
        </table:table-row>
        <table:table-row table:style-name="ro2">
          <table:table-cell office:value-type="string">
            <text:p>vitamin A (retinol) excess <text:s/></text:p>
          </table:table-cell>
          <table:table-cell office:value-type="string">
            <text:p>Arthralgias, fatigue, headaches, skin changes, sore</text:p>
          </table:table-cell>
        </table:table-row>
        <table:table-row table:style-name="ro2">
          <table:table-cell/>
          <table:table-cell office:value-type="string">
            <text:p>throat, alopecia.</text:p>
          </table:table-cell>
        </table:table-row>
        <table:table-row table:style-name="ro2">
          <table:table-cell/>
          <table:table-cell table:style-name="Default" office:value-type="string">
            <text:p>Teratogenic ( cleft palate, cardiac abnormalities), pregnancy test must be done before isotretinoin is prescribed for severe acne. </text:p>
          </table:table-cell>
        </table:table-row>
        <table:table-row table:style-name="ro2">
          <table:table-cell table:style-name="ce1" office:value-type="string">
            <text:p>Retinol</text:p>
          </table:table-cell>
          <table:table-cell office:value-type="string">
            <text:p>is vitamin A, so think Retin-A (used topically for wrinkles and acne).</text:p>
          </table:table-cell>
        </table:table-row>
        <table:table-row table:style-name="ro2">
          <table:table-cell/>
          <table:table-cell office:value-type="string">
            <text:p>Found in leafy vegetables.</text:p>
          </table:table-cell>
        </table:table-row>
        <table:table-row table:style-name="ro2">
          <table:table-cell office:value-type="string">
            <text:p>Wernicke korsakoff </text:p>
          </table:table-cell>
          <table:table-cell table:style-name="Default" office:value-type="string">
            <text:p>confusion, ophthalmoplegis, ataxia and memory loss, confabulation, personality change. </text:p>
          </table:table-cell>
        </table:table-row>
        <table:table-row table:style-name="ro2">
          <table:table-cell office:value-type="string">
            <text:p>Vitamin B1 ( Thiamine) deficiency </text:p>
          </table:table-cell>
          <table:table-cell table:style-name="Default" office:value-type="string">
            <text:p>Impaired glucose breakdown---ATP depletion. Highly aerobic tissues ( brain and heart ) are affected first. Wernicke-Korsakoff syndrome and beriberi. Seen in malnutrition as well as alcoholism ( secondary to malnutrition and malabsorption.) </text:p>
          </table:table-cell>
        </table:table-row>
        <table:table-row table:style-name="ro2">
          <table:table-cell office:value-type="string">
            <text:p>cheilosis </text:p>
          </table:table-cell>
          <table:table-cell table:style-name="Default" office:value-type="string">
            <text:p>inflammation of lips, scaling and fissues at the corners of the mouth), corneal vascularization. </text:p>
          </table:table-cell>
        </table:table-row>
        <table:table-row table:style-name="ro2">
          <table:table-cell/>
          <table:table-cell table:style-name="Default" office:value-type="string">
            <text:p>vitamin B2 ( riboflavin deficiency) </text:p>
          </table:table-cell>
        </table:table-row>
        <table:table-row table:style-name="ro2">
          <table:table-cell office:value-type="string">
            <text:p>Vitamin B3 excess </text:p>
          </table:table-cell>
          <table:table-cell table:style-name="Default" office:value-type="string">
            <text:p>facial flushing ( due to pharmacologic doses for treatment of hyperlipidemia). Vitamin B3 in corn not absorbable unless treated. Excess untreated corn in diet can lead to pellagra ( deficiency) </text:p>
          </table:table-cell>
        </table:table-row>
        <table:table-row table:style-name="ro2">
          <table:table-cell office:value-type="string">
            <text:p>vitamin B6 ( pyridoxine) deficiency </text:p>
          </table:table-cell>
          <table:table-cell table:style-name="Default" office:value-type="string">
            <text:p>sideroblastic anemias, convulsion.....</text:p>
          </table:table-cell>
        </table:table-row>
        <table:table-row table:style-name="ro2">
          <table:table-cell office:value-type="string">
            <text:p>Vitamin B6 function </text:p>
          </table:table-cell>
          <table:table-cell table:style-name="Default" office:value-type="string">
            <text:p>cystathionine synthesis, heme syn, glycogen phosphorylase, decarboxylation reactions, ALT and AST transamination </text:p>
          </table:table-cell>
        </table:table-row>
        <table:table-row table:style-name="ro3">
          <table:table-cell table:style-name="ce3" office:value-type="string">
            <text:p><text:span text:style-name="T1">Vitamin B</text:span><text:span text:style-name="T2">12 </text:span><text:span text:style-name="T1">deficiency caused by</text:span></text:p>
          </table:table-cell>
          <table:table-cell table:style-name="ce6" office:value-type="string">
            <text:p><text:span text:style-name="T4">malabsorption (sprue, enteritis, Diphyllobothrium latum), lack of intrinsic factor (pernicious anemia, gastric bypass surgery), or</text:span></text:p>
            <text:p><text:span text:style-name="T4">absence of terminal ileum</text:span></text:p>
            <text:p><text:span text:style-name="T4">(Crohn’s disease). Use Schilling test to detect</text:span></text:p>
            <text:p><text:span text:style-name="T4">the etiology of the deficiency.</text:span></text:p>
          </table:table-cell>
        </table:table-row>
        <table:table-row table:style-name="ro4">
          <table:table-cell table:style-name="ce3" office:value-type="string">
            <text:p><text:span text:style-name="T1">Abnormal myelin is seen in B</text:span><text:span text:style-name="T2">12 deficiency </text:span></text:p>
          </table:table-cell>
          <table:table-cell table:style-name="ce8" office:value-type="string">
            <text:p><text:span text:style-name="T1">due to </text:span><text:span text:style-name="T3">↓ </text:span><text:span text:style-name="T1">methionine or </text:span><text:span text:style-name="T3">↑ </text:span><text:span text:style-name="T1">methylmalonic acid (from metabolism of accumulated methylmalonyl-CoA).</text:span></text:p>
          </table:table-cell>
        </table:table-row>
        <table:table-row table:style-name="ro2">
          <table:table-cell table:style-name="ce1" office:value-type="string">
            <text:p>Drugs cause folic acid deficiency </text:p>
          </table:table-cell>
          <table:table-cell table:style-name="Default" office:value-type="string">
            <text:p>phenytoin, sulfonamides, MTX, seen in alcoholism and pregnancy. </text:p>
          </table:table-cell>
        </table:table-row>
        <table:table-row table:style-name="ro2">
          <table:table-cell office:value-type="string">
            <text:p>SAM </text:p>
          </table:table-cell>
          <table:table-cell table:style-name="Default" office:value-type="string">
            <text:p>ATP + methionine=== SAM. Regeneration of methionine is dependent on vitamin B12 and folate. </text:p>
          </table:table-cell>
        </table:table-row>
        <table:table-row table:style-name="ro2">
          <table:table-cell/>
          <table:table-cell table:style-name="Default" office:value-type="string">
            <text:p>Sam transfers methyl units. </text:p>
          </table:table-cell>
        </table:table-row>
        <table:table-row table:style-name="ro2">
          <table:table-cell/>
          <table:table-cell table:style-name="Default" office:value-type="string">
            <text:p>Sam required for the conversion NE to epinephrine. </text:p>
          </table:table-cell>
        </table:table-row>
        <table:table-row table:style-name="ro2">
          <table:table-cell office:value-type="string">
            <text:p>Biotin </text:p>
          </table:table-cell>
          <table:table-cell table:style-name="Default" office:value-type="string">
            <text:p>cofactor for carboxylation enzymes ( which add a 1-carbon group)</text:p>
          </table:table-cell>
        </table:table-row>
        <table:table-row table:style-name="ro2">
          <table:table-cell table:style-name="ce4" office:value-type="string">
            <text:p><text:span text:style-name="T1">D</text:span><text:span text:style-name="T2">2</text:span></text:p>
          </table:table-cell>
          <table:table-cell office:value-type="string">
            <text:p>ergocalciferol, consumed in milk.</text:p>
          </table:table-cell>
        </table:table-row>
        <table:table-row table:style-name="ro2">
          <table:table-cell table:style-name="ce4" office:value-type="string">
            <text:p><text:span text:style-name="T1">D</text:span><text:span text:style-name="T2">3 </text:span></text:p>
          </table:table-cell>
          <table:table-cell office:value-type="string">
            <text:p>cholecalciferol, formed in sun-exposed skin</text:p>
          </table:table-cell>
        </table:table-row>
        <table:table-row table:style-name="ro2">
          <table:table-cell table:style-name="ce1" office:value-type="string">
            <text:p>storage form of vitamin D </text:p>
          </table:table-cell>
          <table:table-cell table:style-name="ce4" office:value-type="string">
            <text:p><text:span text:style-name="T1">25-OH D</text:span><text:span text:style-name="T2">3 </text:span></text:p>
          </table:table-cell>
        </table:table-row>
        <table:table-row table:style-name="ro2">
          <table:table-cell table:style-name="ce1" office:value-type="string">
            <text:p>active form of vitamin D </text:p>
          </table:table-cell>
          <table:table-cell table:style-name="ce4" office:value-type="string">
            <text:p><text:span text:style-name="T1">1,25 (OH)</text:span><text:span text:style-name="T2">2 </text:span><text:span text:style-name="T1">D</text:span><text:span text:style-name="T2">3 </text:span><text:span text:style-name="T1">(calcitriol)</text:span></text:p>
          </table:table-cell>
        </table:table-row>
        <table:table-row table:style-name="ro2">
          <table:table-cell table:style-name="ce1" office:value-type="string">
            <text:p>Excess of vitamin D </text:p>
          </table:table-cell>
          <table:table-cell office:value-type="string">
            <text:p>Hypercalcemia, loss of appetite, stupor. Seen in sarcoidosis, a disease where the epithelioid macrophages convert vitamin D into its active form.</text:p>
          </table:table-cell>
        </table:table-row>
        <table:table-row table:style-name="ro2">
          <table:table-cell office:value-type="string">
            <text:p>Vitamin E function </text:p>
          </table:table-cell>
          <table:table-cell table:style-name="Default" office:value-type="string">
            <text:p>Antioxidant ( protect erythrocytes and membrances from free-radical damage) </text:p>
          </table:table-cell>
        </table:table-row>
        <table:table-row table:style-name="ro4">
          <table:table-cell table:style-name="ce2" office:value-type="string">
            <text:p>Vitamin K <text:span text:style-name="T1">Function</text:span></text:p>
          </table:table-cell>
          <table:table-cell table:style-name="ce5" office:value-type="string">
            <text:p><text:span text:style-name="T1">Catalyzes </text:span><text:span text:style-name="T3">γ</text:span><text:span text:style-name="T1">-carboxylation of glutamic acid residues on various proteins concerned with blood clotting. Synthesized by intestinal flora. Therefore, vitamin K deficiency can occur after the prolonged use of broad-spectrum antibiotics.</text:span></text:p>
          </table:table-cell>
        </table:table-row>
        <table:table-row table:style-name="ro4">
          <table:table-cell office:value-type="string">
            <text:p>vitamin K deficiency </text:p>
          </table:table-cell>
          <table:table-cell table:style-name="ce5" office:value-type="string">
            <text:p><text:span text:style-name="T1">Neonatal hemorrhage with </text:span><text:span text:style-name="T3">↑ </text:span><text:span text:style-name="T1">PT and </text:span><text:span text:style-name="T3">↑ </text:span><text:span text:style-name="T1">aPTT but normal bleeding time, because neonates have sterile intestines and are unable to synthesize vitamin K.</text:span></text:p>
          </table:table-cell>
        </table:table-row>
        <table:table-row table:style-name="ro2">
          <table:table-cell office:value-type="string">
            <text:p>zinc function </text:p>
          </table:table-cell>
          <table:table-cell table:style-name="Default" office:value-type="string">
            <text:p>essential for the activity of 100+ enzymes. Important in the formation of zinc fingers ( transcription factor motif) </text:p>
          </table:table-cell>
        </table:table-row>
        <table:table-row table:style-name="ro2">
          <table:table-cell office:value-type="string">
            <text:p>ethanol metabolism </text:p>
          </table:table-cell>
          <table:table-cell table:style-name="Default" office:value-type="string">
            <text:p>ethanol ====acetaldehyde ( located in cytosol) ====acetate ( located in mitochondria) </text:p>
          </table:table-cell>
        </table:table-row>
        <table:table-row table:style-name="ro2">
          <table:table-cell/>
          <table:table-cell table:style-name="Default" office:value-type="string">
            <text:p>NAD+ is the limiting reagent, alcohol dehydrogenase operates via zero-order kinetics </text:p>
          </table:table-cell>
        </table:table-row>
        <table:table-row table:style-name="ro2">
          <table:table-cell/>
          <table:table-cell table:style-name="Default" office:value-type="string">
            <text:p>ethanol metabolism use up NAD+ </text:p>
          </table:table-cell>
        </table:table-row>
        <table:table-row table:style-name="ro2">
          <table:table-cell office:value-type="string">
            <text:p>marasmus </text:p>
          </table:table-cell>
          <table:table-cell table:style-name="Default" office:value-type="string">
            <text:p>energy malnutrition resulting in tissue and muscle wasting, loss of subcutaneous fat, and variable edema. </text:p>
          </table:table-cell>
        </table:table-row>
        <table:table-row table:style-name="ro2">
          <table:table-cell office:value-type="string">
            <text:p>kwashiorkor fatty liver </text:p>
          </table:table-cell>
          <table:table-cell table:style-name="Default" office:value-type="string">
            <text:p>fatty change due to decrease apolipoprotein syn </text:p>
          </table:table-cell>
        </table:table-row>
        <table:table-row table:style-name="ro2">
          <table:table-cell office:value-type="string">
            <text:p>Hug takes two metabolism sites</text:p>
          </table:table-cell>
          <table:table-cell table:style-name="Default" office:value-type="string">
            <text:p>Heme syn, Urea cycle, Gluconeogenesis </text:p>
          </table:table-cell>
        </table:table-row>
        <table:table-row table:style-name="ro2">
          <table:table-cell office:value-type="string">
            <text:p>rate derterminging enzyme of glycolysis </text:p>
          </table:table-cell>
          <table:table-cell table:style-name="Default" office:value-type="string">
            <text:p>Phosphofructokinase-1 ( PFK-1) </text:p>
          </table:table-cell>
        </table:table-row>
        <table:table-row table:style-name="ro2">
          <table:table-cell office:value-type="string">
            <text:p>De novo pyrimidine syn</text:p>
          </table:table-cell>
          <table:table-cell table:style-name="Default" office:value-type="string">
            <text:p>carbamoyl phosphate synthetase II </text:p>
          </table:table-cell>
        </table:table-row>
        <table:table-row table:style-name="ro2">
          <table:table-cell office:value-type="string">
            <text:p>gluconeogenesis </text:p>
          </table:table-cell>
          <table:table-cell table:style-name="Default" office:value-type="string">
            <text:p>fructose-1,6-bisphosphatase</text:p>
          </table:table-cell>
        </table:table-row>
        <table:table-row table:style-name="ro2">
          <table:table-cell office:value-type="string">
            <text:p>glucokinase </text:p>
          </table:table-cell>
          <table:table-cell table:style-name="Default" office:value-type="string">
            <text:p>an enzyme that catalyzes the phosphorylation of glucose using a molecule of ATP</text:p>
          </table:table-cell>
        </table:table-row>
        <table:table-row table:style-name="ro2">
          <table:table-cell office:value-type="string">
            <text:p>Kinase </text:p>
          </table:table-cell>
          <table:table-cell table:style-name="Default" office:value-type="string">
            <text:p>Use ATP to add high-energy phosphate group onto substrate ( e.g. phosphofructokinase) </text:p>
          </table:table-cell>
        </table:table-row>
        <table:table-row table:style-name="ro2">
          <table:table-cell office:value-type="string">
            <text:p>phosphorylase </text:p>
          </table:table-cell>
          <table:table-cell table:style-name="Default" office:value-type="string">
            <text:p>adds inorganic phosphate onto substrate without using ATP ( glycogen phosphorylase) </text:p>
          </table:table-cell>
        </table:table-row>
        <table:table-row table:style-name="ro2">
          <table:table-cell office:value-type="string">
            <text:p>phosphatase </text:p>
          </table:table-cell>
          <table:table-cell table:style-name="Default" office:value-type="string">
            <text:p>removes phosphate group from substrate ( e. g. fructose-1,6-biphosphatase) </text:p>
          </table:table-cell>
        </table:table-row>
        <table:table-row table:style-name="ro2">
          <table:table-cell office:value-type="string">
            <text:p>dehydrogenase </text:p>
          </table:table-cell>
          <table:table-cell table:style-name="Default" office:value-type="string">
            <text:p>oxidizes substrate ( e. g pyruvate dehydrogenase) </text:p>
          </table:table-cell>
        </table:table-row>
        <table:table-row table:style-name="ro2">
          <table:table-cell office:value-type="string">
            <text:p>carboxylase </text:p>
          </table:table-cell>
          <table:table-cell table:style-name="Default" office:value-type="string">
            <text:p>Add 1 carbon with the help of biotin ( e.g. pyruvae carboxylase) </text:p>
          </table:table-cell>
        </table:table-row>
        <table:table-row table:style-name="ro2">
          <table:table-cell office:value-type="string">
            <text:p>Malate-aspartate shuttle </text:p>
          </table:table-cell>
          <table:table-cell table:style-name="Default" office:value-type="string">
            <text:p>heart and liver, aerobic metabolism, produce 32 ATP </text:p>
          </table:table-cell>
        </table:table-row>
        <table:table-row table:style-name="ro2">
          <table:table-cell office:value-type="string">
            <text:p>glycerol-3-phosphate shuttle</text:p>
          </table:table-cell>
          <table:table-cell table:style-name="Default" office:value-type="string">
            <text:p>muscle, aerobic metabolism, produce 30 ATP </text:p>
          </table:table-cell>
        </table:table-row>
        <table:table-row table:style-name="ro2">
          <table:table-cell office:value-type="string">
            <text:p>ATP structure </text:p>
          </table:table-cell>
          <table:table-cell table:style-name="Default" office:value-type="string">
            <text:p>Base= Adenine, Triphosphate moiety, Ribose. </text:p>
          </table:table-cell>
        </table:table-row>
        <table:table-row table:style-name="ro2">
          <table:table-cell office:value-type="string">
            <text:p>NADPH used in </text:p>
          </table:table-cell>
          <table:table-cell office:value-type="string">
            <text:p>1. Anabolic processes 2. Respiratory burst 3. P-450 4. Glutathione reductase </text:p>
          </table:table-cell>
        </table:table-row>
        <table:table-row table:style-name="ro2">
          <table:table-cell/>
          <table:table-cell table:style-name="Default" office:value-type="string">
            <text:p>anabolic processes ( steroid and fatty acid synthesis) </text:p>
          </table:table-cell>
        </table:table-row>
        <table:table-row table:style-name="ro4">
          <table:table-cell office:value-type="string">
            <text:p>phosphorylation of glucose to yield glucose-6-phosphate </text:p>
          </table:table-cell>
          <table:table-cell table:style-name="Default" office:value-type="string">
            <text:p>1<text:span text:style-name="T5">st</text:span> step of glycolysis, first step of glycogen syn in the liver. Catalyzed by hexokinase or glucokinase ( location depend) </text:p>
          </table:table-cell>
        </table:table-row>
        <table:table-row table:style-name="ro2">
          <table:table-cell office:value-type="string">
            <text:p>glucokinase </text:p>
          </table:table-cell>
          <table:table-cell table:style-name="Default" office:value-type="string">
            <text:p>has high Vmax, it cannot be satisfied. </text:p>
          </table:table-cell>
        </table:table-row>
        <table:table-row table:style-name="ro2">
          <table:table-cell office:value-type="string">
            <text:p>Glucose </text:p>
          </table:table-cell>
          <table:table-cell table:style-name="Default" office:value-type="string">
            <text:p>produce= glucose-6-phosphate, enzyme= hexokinase/ glucokinase, need ATP </text:p>
          </table:table-cell>
        </table:table-row>
        <table:table-row table:style-name="ro2">
          <table:table-cell office:value-type="string">
            <text:p>fructose-6-P</text:p>
          </table:table-cell>
          <table:table-cell table:style-name="Default" office:value-type="string">
            <text:p>produce= fructose-1,6-BP. Enzyme= phosphofructokinase-1, increase= AMP, fructose-2,6-BP. Inhibit= ATP and Citrate, need ATP </text:p>
          </table:table-cell>
        </table:table-row>
        <table:table-row table:style-name="ro2">
          <table:table-cell office:value-type="string">
            <text:p>1,3-BPG </text:p>
          </table:table-cell>
          <table:table-cell table:style-name="Default" office:value-type="string">
            <text:p>procude= 3-PG, enzyme= phosphoglycerate kinase, produce ATP </text:p>
          </table:table-cell>
        </table:table-row>
        <table:table-row table:style-name="ro2">
          <table:table-cell office:value-type="string">
            <text:p>phosphoenolpyruvate </text:p>
          </table:table-cell>
          <table:table-cell table:style-name="Default" office:value-type="string">
            <text:p>produce=pyruvate, enzyme= pyruvate kinase, increase= fructose-1,6-BP, decrease= ATP, and Alanine. </text:p>
          </table:table-cell>
        </table:table-row>
        <table:table-row table:style-name="ro2">
          <table:table-cell office:value-type="string">
            <text:p>pyruvate </text:p>
          </table:table-cell>
          <table:table-cell table:style-name="Default" office:value-type="string">
            <text:p>produce= acetyl-coA, enzyme= pyruvate dehydrogenase, decrease= ATP, NADH, and acetyl-coA. </text:p>
          </table:table-cell>
        </table:table-row>
        <table:table-row table:style-name="ro2">
          <table:table-cell office:value-type="string">
            <text:p>FBPase-2 and PFK-2 </text:p>
          </table:table-cell>
          <table:table-cell table:style-name="Default" office:value-type="string">
            <text:p>are part of the same complex but respond in opposite manners to phosphorylation by protein kinase A </text:p>
          </table:table-cell>
        </table:table-row>
        <table:table-row table:style-name="ro2">
          <table:table-cell office:value-type="string">
            <text:p>Fasting PFK-2</text:p>
          </table:table-cell>
          <table:table-cell table:style-name="Default" office:value-type="string">
            <text:p>Fasting state= increase glucagon== increase cAMP== increase protein kinase A = increase FBPase-2, decrease PFK-2</text:p>
          </table:table-cell>
        </table:table-row>
        <table:table-row table:style-name="ro2">
          <table:table-cell/>
          <table:table-cell table:style-name="Default" office:value-type="string">
            <text:p>PFK-2 increase fructose-2,6-bisphosphate, stimulate PFK-1, increase glycolysis </text:p>
          </table:table-cell>
        </table:table-row>
        <table:table-row table:style-name="ro2">
          <table:table-cell office:value-type="string">
            <text:p>fed state of PFK-2</text:p>
          </table:table-cell>
          <table:table-cell table:style-name="Default" office:value-type="string">
            <text:p>increase insulin= decrease cAMP = decrease protein kinase A = decrease FBPase-2, increase PFK-2 </text:p>
          </table:table-cell>
        </table:table-row>
        <table:table-row table:style-name="ro5">
          <table:table-cell office:value-type="string">
            <text:p>pyruvate metabolism </text:p>
          </table:table-cell>
          <table:table-cell table:style-name="ce9" office:value-type="string">
            <text:p><text:span text:style-name="T6">pyruvate ---Lactate ( H+, NADH and LDH needed, NAD+ produced)= .</text:span><text:span text:style-name="T1">End of anaerobic glycolysis (major pathway in RBCs, leukocytes, kidney medulla, lens, testes, and cornea). <text:s text:c="2"/></text:span><text:span text:style-name="T6">Pyruvate --- acetyl-coA, ( NAD+, PDH, B1 needed ) = transition from glycolysis to TCA cycle. </text:span></text:p>
          </table:table-cell>
        </table:table-row>
        <table:table-row table:style-name="ro6">
          <table:table-cell office:value-type="string">
            <text:p>pyruvate to alanine </text:p>
          </table:table-cell>
          <table:table-cell table:style-name="Default" office:value-type="string">
            <text:p>ALT needed. <text:span text:style-name="T1">Alanine carries amino</text:span></text:p>
            <text:p><text:span text:style-name="T4">groups to the liver from</text:span></text:p>
            <text:p><text:span text:style-name="T4">Muscle</text:span></text:p>
          </table:table-cell>
        </table:table-row>
        <table:table-row table:style-name="ro6">
          <table:table-cell office:value-type="string">
            <text:p>pyruvate to oxaloactetate </text:p>
          </table:table-cell>
          <table:table-cell table:style-name="Default" office:value-type="string">
            <text:p>PC,biotin, CO2, and ATP needed. <text:span text:style-name="T1">Oxaloacetate can replenish</text:span></text:p>
            <text:p><text:span text:style-name="T4">TCA cycle or be used in</text:span></text:p>
            <text:p><text:span text:style-name="T4">Gluconeogenesis</text:span></text:p>
          </table:table-cell>
        </table:table-row>
        <table:table-row table:style-name="ro2">
          <table:table-cell office:value-type="string">
            <text:p>cori cycle </text:p>
          </table:table-cell>
          <table:table-cell table:style-name="Default" office:value-type="string">
            <text:p>muscle/RBC through anaerobic glycolysis to produce lactate, lactate goes to liver, in liver produce glucose, send to muscle/RBC </text:p>
          </table:table-cell>
        </table:table-row>
        <table:table-row table:style-name="ro2">
          <table:table-cell office:value-type="string">
            <text:p>pyruvate to acetyl-coA</text:p>
          </table:table-cell>
          <table:table-cell table:style-name="Default" office:value-type="string">
            <text:p>Produce 1 NADH, 1 CO2. PDH needed. </text:p>
          </table:table-cell>
        </table:table-row>
        <table:table-row table:style-name="ro4">
          <table:table-cell office:value-type="string">
            <text:p>TCA cycle </text:p>
          </table:table-cell>
          <table:table-cell table:style-name="ce10" office:value-type="string">
            <text:p><text:span text:style-name="T1">Produces 3 NADH, 1 FADH</text:span><text:span text:style-name="T2">2</text:span><text:span text:style-name="T1">, 2 CO</text:span><text:span text:style-name="T2">2</text:span><text:span text:style-name="T1">, 1 GTP per acetyl- CoA </text:span><text:span text:style-name="T3">= </text:span><text:span text:style-name="T1">12 ATP/acetyl-CoA (2</text:span><text:span text:style-name="T3">× </text:span><text:span text:style-name="T1">everything per glucose).</text:span></text:p>
          </table:table-cell>
        </table:table-row>
        <table:table-row table:style-name="ro4">
          <table:table-cell table:style-name="ce5" office:value-type="string">
            <text:p><text:span text:style-name="T3">α</text:span><text:span text:style-name="T1">-ketoglutarate dehydrogenase</text:span></text:p>
          </table:table-cell>
          <table:table-cell table:style-name="ce11" office:value-type="string">
            <text:p><text:span text:style-name="T1">requires same cofactors as the pyruvate dehydrogenase complex (B</text:span><text:span text:style-name="T2">1</text:span><text:span text:style-name="T1">, B</text:span><text:span text:style-name="T2">2</text:span><text:span text:style-name="T1">, B</text:span><text:span text:style-name="T2">3</text:span><text:span text:style-name="T1">, B</text:span><text:span text:style-name="T2">5</text:span><text:span text:style-name="T1">, lipoic acid).</text:span></text:p>
          </table:table-cell>
        </table:table-row>
        <table:table-row table:style-name="ro2">
          <table:table-cell office:value-type="string">
            <text:p>NADH produced in TCA cycle </text:p>
          </table:table-cell>
          <table:table-cell table:style-name="Default" office:value-type="string">
            <text:p>1. isocitrate to a-ketoglutarate ( CO2 produced also) 2. a-ketoglutarate to succinyl-coA ( CO2 produced also) 3. malate to oxaloacetate </text:p>
          </table:table-cell>
        </table:table-row>
        <table:table-row table:style-name="ro2">
          <table:table-cell office:value-type="string">
            <text:p>FADH2 produced </text:p>
          </table:table-cell>
          <table:table-cell table:style-name="Default" office:value-type="string">
            <text:p>succinate to fumarate</text:p>
          </table:table-cell>
        </table:table-row>
        <table:table-row table:style-name="ro2">
          <table:table-cell office:value-type="string">
            <text:p>GTP produced </text:p>
          </table:table-cell>
          <table:table-cell table:style-name="Default" office:value-type="string">
            <text:p>Succinyl-coA to succinate <text:s/>( CoA produced) </text:p>
          </table:table-cell>
        </table:table-row>
        <table:table-row table:style-name="ro2">
          <table:table-cell table:style-name="ce1" office:value-type="string">
            <text:p>Electron transport inhibitors</text:p>
          </table:table-cell>
          <table:table-cell table:style-name="ce4" office:value-type="string">
            <text:p><text:span text:style-name="T1">Rotenone, CN</text:span><text:span text:style-name="T2">–</text:span><text:span text:style-name="T1">, antimycin A, CO.</text:span></text:p>
          </table:table-cell>
        </table:table-row>
        <table:table-row table:style-name="ro2">
          <table:table-cell table:style-name="ce1" office:value-type="string">
            <text:p>ATPase inhibitors</text:p>
          </table:table-cell>
          <table:table-cell office:value-type="string">
            <text:p>Oligomycin.</text:p>
          </table:table-cell>
        </table:table-row>
        <table:table-row table:style-name="ro7">
          <table:table-cell table:style-name="ce1" office:value-type="string">
            <text:p>Uncoupling agents</text:p>
          </table:table-cell>
          <table:table-cell table:style-name="Default" office:value-type="string">
            <text:p>aspirin, <text:span text:style-name="T1">2,4-DNP, aspirin, and thermogenin in brown fat.</text:span></text:p>
          </table:table-cell>
        </table:table-row>
        <table:table-row table:style-name="ro4">
          <table:table-cell table:style-name="ce1" office:value-type="string">
            <text:p>Electron transport</text:p>
          </table:table-cell>
          <table:table-cell table:style-name="ce10" office:value-type="string">
            <text:p><text:span text:style-name="T1">1 NADH </text:span><text:span text:style-name="T3">→ </text:span><text:span text:style-name="T1">3 ATP; 1 FADH</text:span><text:span text:style-name="T2">2 </text:span><text:span text:style-name="T3">→ </text:span><text:span text:style-name="T1">2 ATP.</text:span></text:p>
          </table:table-cell>
        </table:table-row>
        <table:table-row table:style-name="ro2">
          <table:table-cell/>
          <table:table-cell table:style-name="Default" office:value-type="string">
            <text:p>NADH electrons from glycolysis and TCA cycle enter mitochondria via the malate-aspartate or glycerol-3-phosphate shuttle. FADH2 electrons are transferred to complexII ( at a lower energy level than NADH). </text:p>
          </table:table-cell>
        </table:table-row>
        <table:table-row table:style-name="ro2">
          <table:table-cell table:style-name="ce6" office:value-type="string">
            <text:p>Pyruvate carboxylase</text:p>
          </table:table-cell>
          <table:table-cell office:value-type="string">
            <text:p>Requires biotin, ATP. Activated by acetyl-CoA.</text:p>
          </table:table-cell>
        </table:table-row>
        <table:table-row table:style-name="ro4">
          <table:table-cell table:style-name="ce1" office:value-type="string">
            <text:p>PEP carboxykinase</text:p>
          </table:table-cell>
          <table:table-cell table:style-name="ce5" office:value-type="string">
            <text:p><text:span text:style-name="T1">In cytosol. Oxaloacetate </text:span><text:span text:style-name="T3">→ </text:span><text:span text:style-name="T1">phosphoenolpyruvate.</text:span></text:p>
          </table:table-cell>
        </table:table-row>
        <table:table-row table:style-name="ro2">
          <table:table-cell/>
          <table:table-cell office:value-type="string">
            <text:p>Requires GTP.</text:p>
          </table:table-cell>
        </table:table-row>
        <table:table-row table:style-name="ro2">
          <table:table-cell table:style-name="ce1" office:value-type="string">
            <text:p>Pathway Produces Fresh Glucose.</text:p>
          </table:table-cell>
          <table:table-cell table:style-name="ce6" office:value-type="string">
            <text:p>Pyruvate carboxylase, <text:span text:style-name="T1">PEP carboxykinase, Fructose-1,6- bisphosphatase, Glucose-6- phosphatase</text:span></text:p>
          </table:table-cell>
        </table:table-row>
        <table:table-row table:style-name="ro2">
          <table:table-cell office:value-type="string">
            <text:p>muscle cannot gluconeogenesis</text:p>
          </table:table-cell>
          <table:table-cell table:style-name="Default" office:value-type="string">
            <text:p><text:s/>it lacks glucose-6-phosphatase</text:p>
          </table:table-cell>
        </table:table-row>
        <table:table-row table:style-name="ro2">
          <table:table-cell office:value-type="string">
            <text:p>HMP shunt, pentose phosphate pathway</text:p>
          </table:table-cell>
          <table:table-cell table:style-name="ce6" office:value-type="string">
            <text:p>Produces NADPH from glucose-6-phosphate, yields ribose for nucleotide syn, and glycolytic intermediates, 2 distinct phases, both occur in cytoplasm, No ATP is used or produced. </text:p>
          </table:table-cell>
        </table:table-row>
        <table:table-row table:style-name="ro2">
          <table:table-cell table:style-name="ce1" office:value-type="string">
            <text:p>Oxidative phase of HMP </text:p>
          </table:table-cell>
          <table:table-cell office:value-type="string">
            <text:p>Glucose-6-phosphate dehydrogenase</text:p>
          </table:table-cell>
        </table:table-row>
        <table:table-row table:style-name="ro2">
          <table:table-cell/>
          <table:table-cell table:style-name="Default" office:value-type="string">
            <text:p>Gucose-6-pi---- 2 NADPH, ribulose-5-Pi, CO2, </text:p>
          </table:table-cell>
        </table:table-row>
        <table:table-row table:style-name="ro2">
          <table:table-cell/>
          <table:table-cell office:value-type="string">
            <text:p>NADPH (for fatty acid and steroid synthesis, glutathione reduction, and cytochrome P-450)</text:p>
          </table:table-cell>
        </table:table-row>
        <table:table-row table:style-name="ro2">
          <table:table-cell office:value-type="string">
            <text:p>nonoxidative phase of HMP </text:p>
          </table:table-cell>
          <table:table-cell office:value-type="string">
            <text:p>Transketolases (require thiamine)</text:p>
          </table:table-cell>
        </table:table-row>
        <table:table-row table:style-name="ro2">
          <table:table-cell/>
          <table:table-cell table:style-name="Default" office:value-type="string">
            <text:p>ribulose-5-Pi----- ribulose-6-Pi, G3P, F6P. </text:p>
          </table:table-cell>
        </table:table-row>
        <table:table-row table:style-name="ro2">
          <table:table-cell office:value-type="string">
            <text:p>respiratory burst ( oxidative burst)</text:p>
          </table:table-cell>
          <table:table-cell table:style-name="Default" office:value-type="string">
            <text:p>involves the activation of membrane-bound NADPH oxidase ( in neutrophils, macrophages). Results in the rapid release of reactive oxygen intermediates ( ROIs) </text:p>
          </table:table-cell>
        </table:table-row>
        <table:table-row table:style-name="ro2">
          <table:table-cell office:value-type="string">
            <text:p>O2 to O2 *</text:p>
          </table:table-cell>
          <table:table-cell table:style-name="Default" office:value-type="string">
            <text:p>NADPH oxidase. Deficiency = chronic granulomatous disease. </text:p>
          </table:table-cell>
        </table:table-row>
        <table:table-row table:style-name="ro2">
          <table:table-cell office:value-type="string">
            <text:p>O2 * to H2O2 </text:p>
          </table:table-cell>
          <table:table-cell table:style-name="Default" office:value-type="string">
            <text:p>superoxide dismutase</text:p>
          </table:table-cell>
        </table:table-row>
        <table:table-row table:style-name="ro2">
          <table:table-cell office:value-type="string">
            <text:p>H2O2 to HOCl</text:p>
          </table:table-cell>
          <table:table-cell table:style-name="Default" office:value-type="string">
            <text:p>myeloperoxidase</text:p>
          </table:table-cell>
        </table:table-row>
        <table:table-row table:style-name="ro2">
          <table:table-cell office:value-type="string">
            <text:p>H2O2 plus GSH</text:p>
          </table:table-cell>
          <table:table-cell table:style-name="Default" office:value-type="string">
            <text:p>catalase/Glutathione peroxidase, </text:p>
          </table:table-cell>
        </table:table-row>
        <table:table-row table:style-name="ro2">
          <table:table-cell office:value-type="string">
            <text:p>GSSG + NADPH </text:p>
          </table:table-cell>
          <table:table-cell table:style-name="Default" office:value-type="string">
            <text:p>produce GSH + NADP+, glutathione reductase. </text:p>
          </table:table-cell>
        </table:table-row>
        <table:table-row table:style-name="ro2">
          <table:table-cell office:value-type="string">
            <text:p>NADP+ + G6P</text:p>
          </table:table-cell>
          <table:table-cell table:style-name="Default" office:value-type="string">
            <text:p>produce NADPH and 6PG, enzyme = G6PD, </text:p>
          </table:table-cell>
        </table:table-row>
        <table:table-row table:style-name="ro2">
          <table:table-cell office:value-type="string">
            <text:p>WBCs of <text:s/>patients with Chronic granulomatous disease</text:p>
          </table:table-cell>
          <table:table-cell table:style-name="Default" office:value-type="string">
            <text:p>can utilize H2O2 generated by invading organisms and convert it to ROIS. Patients are at increase risk for infection by catalase-positive species ( e. G. S. aureus, aspergillus) because they neutralize their own H2O2, leaving <text:s/>WBC without ROIs for fighting infections. </text:p>
          </table:table-cell>
        </table:table-row>
        <table:table-row table:style-name="ro2">
          <table:table-cell office:value-type="string">
            <text:p>Infection + G6P deficiency + hemolysis in RBC</text:p>
          </table:table-cell>
          <table:table-cell table:style-name="Default" office:value-type="string">
            <text:p>free radical generated via inflammatory response can diffuse into RBCs and cause oxidative damage. </text:p>
          </table:table-cell>
        </table:table-row>
        <table:table-row table:style-name="ro2">
          <table:table-cell/>
          <table:table-cell office:value-type="string">
            <text:p>G6PD deficiency is more prevalent among blacks.</text:p>
          </table:table-cell>
        </table:table-row>
        <table:table-row table:style-name="ro8">
          <table:table-cell/>
          <table:table-cell table:style-name="ce10" office:value-type="string">
            <text:p><text:span text:style-name="T1">X-linked recessive disorder. </text:span><text:span text:style-name="T7">↑ </text:span><text:span text:style-name="T1">malarial resistance.</text:span></text:p>
          </table:table-cell>
        </table:table-row>
        <table:table-row table:style-name="ro2">
          <table:table-cell table:style-name="ce1" office:value-type="string">
            <text:p>Galactokinase deficiency symptoms </text:p>
          </table:table-cell>
          <table:table-cell table:style-name="Default" office:value-type="string">
            <text:p>galaxtose appears in blood and urine, infantile cataracts. May initially present as failure to track objects or to develop a social smile</text:p>
          </table:table-cell>
        </table:table-row>
        <table:table-row table:style-name="ro2">
          <table:table-cell table:style-name="ce2" office:value-type="string">
            <text:p>Lactase deficiency</text:p>
          </table:table-cell>
          <table:table-cell office:value-type="string">
            <text:p>Age-dependent and/or hereditary lactose intolerance (blacks, Asians) due to loss of brush-border enzyme.</text:p>
          </table:table-cell>
        </table:table-row>
        <table:table-row table:style-name="ro2">
          <table:table-cell/>
          <table:table-cell office:value-type="string">
            <text:p>Symptoms: bloating, cramps, osmotic diarrhea. Treatment: avoid milk or add lactase pills to diet.</text:p>
          </table:table-cell>
        </table:table-row>
        <table:table-row table:style-name="ro2">
          <table:table-cell office:value-type="string">
            <text:p>sorbitol </text:p>
          </table:table-cell>
          <table:table-cell table:style-name="Default" office:value-type="string">
            <text:p>from glucose through enzyme ( aldose reductase), then enzyme ( sorbitol dehydrogenase) to fructose in organ ( liver, ovaries, and seminal vesicles). </text:p>
          </table:table-cell>
        </table:table-row>
        <table:table-row table:style-name="ro2">
          <table:table-cell/>
          <table:table-cell table:style-name="Default" office:value-type="string">
            <text:p>in schwann cells, lens, retina, and kidney, no sorbitol dehydrogenase, sorbitol accumulation, osmotic pressure, then water into cell. Leads to cataracts, retinopathy, and peripheral neuropathy in prolonged hyperglycemic diabets. So does fructose, and galactose like glucose. </text:p>
          </table:table-cell>
        </table:table-row>
        <table:table-row table:style-name="ro2">
          <table:table-cell table:style-name="ce1" office:value-type="string">
            <text:p>Glucogenic/ketogenic</text:p>
          </table:table-cell>
          <table:table-cell office:value-type="string">
            <text:p>Ile, Phe, Tyr, Thr.</text:p>
          </table:table-cell>
        </table:table-row>
        <table:table-row table:style-name="ro2">
          <table:table-cell table:style-name="ce1" office:value-type="string">
            <text:p>Glucogenic</text:p>
          </table:table-cell>
          <table:table-cell office:value-type="string">
            <text:p>Met, Val, Arg, His.</text:p>
          </table:table-cell>
        </table:table-row>
        <table:table-row table:style-name="ro2">
          <table:table-cell/>
          <table:table-cell office:value-type="string">
            <text:p>Only L-form amino acids are found in proteins.</text:p>
          </table:table-cell>
        </table:table-row>
        <table:table-row table:style-name="ro2">
          <table:table-cell table:style-name="ce1" office:value-type="string">
            <text:p>Basic</text:p>
          </table:table-cell>
          <table:table-cell office:value-type="string">
            <text:p>Arg and His are required during periods of growth.</text:p>
          </table:table-cell>
        </table:table-row>
        <table:table-row table:style-name="ro4">
          <table:table-cell/>
          <table:table-cell table:style-name="ce5" office:value-type="string">
            <text:p><text:span text:style-name="T1">Arg and Lys are </text:span><text:span text:style-name="T3">↑ </text:span><text:span text:style-name="T1">in histones, which bind negatively charged DNA.</text:span></text:p>
          </table:table-cell>
        </table:table-row>
        <table:table-row table:style-name="ro2">
          <table:table-cell/>
          <table:table-cell office:value-type="string">
            <text:p>Arg is most basic.<text:span text:style-name="T1">His has no charge at body pH.</text:span></text:p>
          </table:table-cell>
        </table:table-row>
        <table:table-row table:style-name="ro2">
          <table:table-cell office:value-type="string">
            <text:p>Urea cycle </text:p>
          </table:table-cell>
          <table:table-cell table:style-name="Default" office:value-type="string">
            <text:p>amino acid catabolism results in the formation of common metabolites ( e. g = pyruvate, acetyl-CoA). Urea ( NH2-CO-NH2), NH2 from ( NH4+ and aspartate), CO from CO2</text:p>
          </table:table-cell>
        </table:table-row>
        <table:table-row table:style-name="ro2">
          <table:table-cell office:value-type="string">
            <text:p>Ordinarily, careless crappers Are Also Frivolous About Urination </text:p>
          </table:table-cell>
          <table:table-cell table:style-name="Default" office:value-type="string">
            <text:p>Ornithine, Carbamoyl phosphate, Citrulline, Aspartate, Argininosuccinate, fumarate, Arginine, Urea. </text:p>
          </table:table-cell>
        </table:table-row>
        <table:table-row table:style-name="ro2">
          <table:table-cell office:value-type="string">
            <text:p>Transport of ammonium by alanine and glutamine</text:p>
          </table:table-cell>
          <table:table-cell table:style-name="Default" office:value-type="string">
            <text:p><text:s/>Glutamate + pyruvate== a-ketoglutarate + alanine. Amino acid + a-ketoglutarate== a-ketoacids + glutarate. </text:p>
          </table:table-cell>
        </table:table-row>
        <table:table-row table:style-name="ro2">
          <table:table-cell/>
          <table:table-cell table:style-name="Default" office:value-type="string">
            <text:p>in liver, produce glucose, and Urea from glutamate </text:p>
          </table:table-cell>
        </table:table-row>
        <table:table-row table:style-name="ro2">
          <table:table-cell table:style-name="ce1" office:value-type="string">
            <text:p>Ammonia intoxication</text:p>
          </table:table-cell>
          <table:table-cell office:value-type="string">
            <text:p>tremor, slurring of speech, somnolence, vomiting, cerebral edema, blurring of vision.</text:p>
          </table:table-cell>
        </table:table-row>
        <table:table-row table:style-name="ro2">
          <table:table-cell office:value-type="string">
            <text:p>ornithine transcarbamoylase deficiency </text:p>
          </table:table-cell>
          <table:table-cell table:style-name="Default" office:value-type="string">
            <text:p>Most common urea cycle disorder. X-linked recessive ( other urea cylce enzyme deficiency are autosomal recessive). Interferes with the body's ability to eliminate ammonia. Often evident in the first few days of life. But may present with late onset. Excess carbomoyl phosphate is converted to orotic acid ( part of pyrimidine syn pathway). Findings= orotic acid in blood and urine, decrease BUN, symptoms of hyperammonemia. </text:p>
          </table:table-cell>
        </table:table-row>
        <table:table-row table:style-name="ro2">
          <table:table-cell office:value-type="string">
            <text:p>breakdown products via MAO and COMT </text:p>
          </table:table-cell>
          <table:table-cell table:style-name="Default" office:value-type="string">
            <text:p><text:s/>Dopamine= HVA, Norepinephrine= VMA, <text:s/>Epinephrine= metanephrine. </text:p>
          </table:table-cell>
        </table:table-row>
        <table:table-row table:style-name="ro2">
          <table:table-cell office:value-type="string">
            <text:p>maternal PKU </text:p>
          </table:table-cell>
          <table:table-cell table:style-name="Default" office:value-type="string">
            <text:p>lack of proper dietary therapy during pregnancy. Findings in infant= microcephaly, mental retardation, growth retardation, congenital heart defects. </text:p>
          </table:table-cell>
        </table:table-row>
        <table:table-row table:style-name="ro2">
          <table:table-cell table:style-name="ce1" office:value-type="string">
            <text:p>Phenylketones–</text:p>
          </table:table-cell>
          <table:table-cell office:value-type="string">
            <text:p>phenylacetate,</text:p>
          </table:table-cell>
        </table:table-row>
        <table:table-row table:style-name="ro2">
          <table:table-cell/>
          <table:table-cell office:value-type="string">
            <text:p>phenyllactate, and</text:p>
          </table:table-cell>
        </table:table-row>
        <table:table-row table:style-name="ro2">
          <table:table-cell/>
          <table:table-cell office:value-type="string">
            <text:p>phenylpyruvate.</text:p>
          </table:table-cell>
        </table:table-row>
        <table:table-row table:style-name="ro2">
          <table:table-cell office:value-type="string">
            <text:p>PKU </text:p>
          </table:table-cell>
          <table:table-cell office:value-type="string">
            <text:p>Autosomal-recessive disease.</text:p>
          </table:table-cell>
        </table:table-row>
        <table:table-row table:style-name="ro4">
          <table:table-cell/>
          <table:table-cell table:style-name="ce5" office:value-type="string">
            <text:p><text:span text:style-name="T1">Incidence </text:span><text:span text:style-name="T3">≈ </text:span><text:span text:style-name="T1">1:10,000. Disorder of aromatic amino</text:span></text:p>
          </table:table-cell>
        </table:table-row>
        <table:table-row table:style-name="ro4">
          <table:table-cell/>
          <table:table-cell table:style-name="ce5" office:value-type="string">
            <text:p><text:span text:style-name="T1">acid metabolism </text:span><text:span text:style-name="T3">→ </text:span><text:span text:style-name="T1">musty body odor.</text:span></text:p>
          </table:table-cell>
        </table:table-row>
        <table:table-row table:style-name="ro2">
          <table:table-cell office:value-type="string">
            <text:p>ocular albinism </text:p>
          </table:table-cell>
          <table:table-cell table:style-name="Default" office:value-type="string">
            <text:p>X-linked recessive </text:p>
          </table:table-cell>
        </table:table-row>
        <table:table-row table:style-name="ro4">
          <table:table-cell office:value-type="string">
            <text:p>albinism </text:p>
          </table:table-cell>
          <table:table-cell table:style-name="ce5" office:value-type="string">
            <text:p><text:span text:style-name="T1">Lack of melanin results in an </text:span><text:span text:style-name="T3">↑ </text:span><text:span text:style-name="T1">risk of skin cancer.</text:span></text:p>
          </table:table-cell>
        </table:table-row>
        <table:table-row table:style-name="ro2">
          <table:table-cell/>
          <table:table-cell office:value-type="string">
            <text:p>Variable inheritance due to locus heterogeneity.</text:p>
          </table:table-cell>
        </table:table-row>
        <table:table-row table:style-name="ro2">
          <table:table-cell table:style-name="ce2" office:value-type="string">
            <text:p>Homocystinuria</text:p>
          </table:table-cell>
          <table:table-cell office:value-type="string">
            <text:p>result in excess homocysteine, and cysteine becomes essential.</text:p>
          </table:table-cell>
        </table:table-row>
        <table:table-row table:style-name="ro2">
          <table:table-cell/>
          <table:table-cell office:value-type="string">
            <text:p>Can cause mental retardation, osteoporosis, tall stature, kyphosis, lens subluxation (downward and inward), and atherosclerosis (stroke and MI).</text:p>
          </table:table-cell>
        </table:table-row>
        <table:table-row table:style-name="ro2">
          <table:table-cell office:value-type="string">
            <text:p>cysteine metabolism </text:p>
          </table:table-cell>
          <table:table-cell table:style-name="Default" office:value-type="string">
            <text:p>methionine get rid of CH3 vis Sam = homocysteine. Homocysteine to cystathionine through enzyme ( cystathionine synthase with B6), then to cysteine. </text:p>
          </table:table-cell>
        </table:table-row>
        <table:table-row table:style-name="ro2">
          <table:table-cell/>
          <table:table-cell table:style-name="Default" office:value-type="string">
            <text:p>Homocysteine with CH3 THF through enzyme ( homocysteine methyltransferase with B12) to THF and Methionine. </text:p>
          </table:table-cell>
        </table:table-row>
        <table:table-row table:style-name="ro2">
          <table:table-cell table:style-name="ce2" office:value-type="string">
            <text:p>Cystinuria</text:p>
          </table:table-cell>
          <table:table-cell office:value-type="string">
            <text:p>Treat with acetazolamide to alkalinize the urine.</text:p>
          </table:table-cell>
        </table:table-row>
        <table:table-row table:style-name="ro2">
          <table:table-cell/>
          <table:table-cell office:value-type="string">
            <text:p>Cystine is made of 2 cysteines connected by a disulfide bond.</text:p>
          </table:table-cell>
        </table:table-row>
        <table:table-row table:style-name="ro2">
          <table:table-cell/>
          <table:table-cell table:style-name="Default" office:value-type="string">
            <text:p>Autosomal-recessive disease.</text:p>
          </table:table-cell>
        </table:table-row>
        <table:table-row table:style-name="ro4">
          <table:table-cell table:style-name="ce1" office:value-type="string">
            <text:p>I Love Vermont maple syrup.</text:p>
          </table:table-cell>
          <table:table-cell table:style-name="ce5" office:value-type="string">
            <text:p><text:span text:style-name="T1">blocked degradation of branched amino acids (Ile, Val, Leu) due to </text:span><text:span text:style-name="T3">↓ α</text:span><text:span text:style-name="T1">-ketoacid dehydrogenase.</text:span></text:p>
          </table:table-cell>
        </table:table-row>
        <table:table-row table:style-name="ro2">
          <table:table-cell office:value-type="string">
            <text:p>hartnup disease </text:p>
          </table:table-cell>
          <table:table-cell table:style-name="Default" office:value-type="string">
            <text:p>an autosomal recessive disorder. Defective neutral amino acid transporter on renal and intestinal epithelial cells. Causes tryptophan excretion in urine and absorption from the gut. Leads to pellagra. </text:p>
          </table:table-cell>
        </table:table-row>
        <table:table-row table:style-name="ro8">
          <table:table-cell table:style-name="ce1" office:value-type="string">
            <text:p>Insulin with glycogen </text:p>
          </table:table-cell>
          <table:table-cell table:style-name="ce10" office:value-type="string">
            <text:p><text:span text:style-name="T1">Insulin dephosphorylates (</text:span><text:span text:style-name="T7">↓ </text:span><text:span text:style-name="T1">cAMP </text:span><text:span text:style-name="T7">→ ↓ </text:span><text:span text:style-name="T1">PKA= protein kinase A).</text:span></text:p>
          </table:table-cell>
        </table:table-row>
        <table:table-row table:style-name="ro2">
          <table:table-cell/>
          <table:table-cell table:style-name="Default" office:value-type="string">
            <text:p>insulin bind with receptor tyrosine kinase dimerizes, through protein phosphatase, dephosphate of glycogen phosphorylase and glycogen phosphrylase kinase, make them inactive, stop break down glycogen. </text:p>
          </table:table-cell>
        </table:table-row>
        <table:table-row table:style-name="ro2">
          <table:table-cell office:value-type="string">
            <text:p>glucagon and epinephrine with glycogen </text:p>
          </table:table-cell>
          <table:table-cell table:style-name="Default" office:value-type="string">
            <text:p>glucagon from liver, Epi from liver and muscle through Adenylyl cyclase, increase cAMP, increase protein kinase A, phosphalase Glycogen phosphorylase kinase and glycoen phosphorylase, make them active, break down glycogen. </text:p>
          </table:table-cell>
        </table:table-row>
        <table:table-row table:style-name="ro2">
          <table:table-cell/>
          <table:table-cell table:style-name="Default" office:value-type="string">
            <text:p>Ca++ /Calmodulin in muscle activates phosphorylase kinase==glycogenolysis. </text:p>
          </table:table-cell>
        </table:table-row>
        <table:table-row table:style-name="ro4">
          <table:table-cell office:value-type="string">
            <text:p>glycogen </text:p>
          </table:table-cell>
          <table:table-cell table:style-name="ce5" office:value-type="string">
            <text:p><text:span text:style-name="T1">Branches have </text:span><text:span text:style-name="T3">α </text:span><text:span text:style-name="T1">(1,6) bonds; linkages have </text:span><text:span text:style-name="T3">α </text:span><text:span text:style-name="T1">(1,4) bonds.</text:span></text:p>
          </table:table-cell>
        </table:table-row>
        <table:table-row table:style-name="ro5">
          <table:table-cell/>
          <table:table-cell table:style-name="ce10" office:value-type="string">
            <text:p><text:span text:style-name="T8">􏰊 </text:span><text:span text:style-name="T1">UDP-glucose pyrophosphorylase </text:span><text:span text:style-name="T8">􏰆 </text:span><text:span text:style-name="T1">Glycogen synthase </text:span><text:span text:style-name="T8">􏰇 </text:span><text:span text:style-name="T1">Branching enzyme </text:span><text:span text:style-name="T8">􏰈 </text:span><text:span text:style-name="T1">Glycogen phosphorylase</text:span></text:p>
          </table:table-cell>
        </table:table-row>
        <table:table-row table:style-name="ro5">
          <table:table-cell/>
          <table:table-cell table:style-name="ce10" office:value-type="string">
            <text:p><text:span text:style-name="T8">􏰉 </text:span><text:span text:style-name="T1">Debranching enzyme</text:span></text:p>
          </table:table-cell>
        </table:table-row>
        <table:table-row table:style-name="ro4">
          <table:table-cell/>
          <table:table-cell table:style-name="ce5" office:value-type="string">
            <text:p><text:span text:style-name="T1">A small amount of glycogen is degraded in lysosomes by </text:span><text:span text:style-name="T3">α</text:span><text:span text:style-name="T1">-1,4- glucosidase</text:span></text:p>
          </table:table-cell>
        </table:table-row>
        <table:table-row table:style-name="ro2">
          <table:table-cell/>
          <table:table-cell table:style-name="Default" office:value-type="string">
            <text:p>glucose-1-phosphate through UDP-glucose pyrophosphorylase to UDP-glucose, then through enzyme ( glycogen synthase) to storage form of glycogen </text:p>
          </table:table-cell>
        </table:table-row>
        <table:table-row table:style-name="ro2">
          <table:table-cell office:value-type="string">
            <text:p>Glucose-6-phosphate </text:p>
          </table:table-cell>
          <table:table-cell table:style-name="Default" office:value-type="string">
            <text:p>through enzyme ( glucose-6-phosphatase) to glucose +Pi</text:p>
          </table:table-cell>
        </table:table-row>
        <table:table-row table:style-name="ro2">
          <table:table-cell/>
          <table:table-cell office:value-type="string">
            <text:p>Von Gierke’s disease = enzyme deficiency </text:p>
          </table:table-cell>
        </table:table-row>
        <table:table-row table:style-name="ro4">
          <table:table-cell table:style-name="ce1" office:value-type="string">
            <text:p>Pompe’s trashes the Pump (heart, liver, and muscle).</text:p>
          </table:table-cell>
          <table:table-cell office:value-type="string">
            <text:p><text:span text:style-name="T1">Lysosomal </text:span><text:span text:style-name="T3">α</text:span><text:span text:style-name="T1">-1,4- glucosidase (acid maltase) deficiency </text:span></text:p>
          </table:table-cell>
        </table:table-row>
        <table:table-row table:style-name="ro4">
          <table:table-cell table:style-name="ce5" office:value-type="string">
            <text:p><text:span text:style-name="T1">Debranching enzyme </text:span><text:span text:style-name="T3">α</text:span><text:span text:style-name="T1">-1,6-glucosidase deficiency </text:span></text:p>
          </table:table-cell>
          <table:table-cell table:style-name="ce6" office:value-type="string">
            <text:p>Gluconeogenesis is intact.normal blood lactate levels</text:p>
          </table:table-cell>
        </table:table-row>
        <table:table-row table:style-name="ro4">
          <table:table-cell table:style-name="ce2" office:value-type="string">
            <text:p>Lysosomal storage diseases XR </text:p>
          </table:table-cell>
          <table:table-cell table:style-name="ce6" office:value-type="string">
            <text:p><text:span text:style-name="T1">Fabry’s disease of defiency =</text:span><text:span text:style-name="T3">α</text:span><text:span text:style-name="T1">-galactosidase A = Sphingolipidoses= accumulate Ceramide</text:span><text:span text:style-name="T1"><text:tab/></text:span><text:span text:style-name="T1">trihexoside</text:span></text:p>
          </table:table-cell>
        </table:table-row>
        <table:table-row table:style-name="ro2">
          <table:table-cell/>
          <table:table-cell table:style-name="ce6" office:value-type="string">
            <text:p>Hunter’s syndrome = <text:span text:style-name="T1">Iduronate sulfatase deficiency = <text:s/>Mucopolysaccharidoses = accumulate Heparan sulfate,</text:span><text:span text:style-name="T1"><text:tab/></text:span><text:span text:style-name="T1"> dermatan sulfate</text:span></text:p>
          </table:table-cell>
        </table:table-row>
        <table:table-row table:style-name="ro2">
          <table:table-cell office:value-type="string">
            <text:p>fatty acid syn </text:p>
          </table:table-cell>
          <table:table-cell table:style-name="Default" office:value-type="string">
            <text:p>start from acetyl-coA in mitochondrial, through citrate shuttle to cytoplasm, then + CO2 ( biotin) to malonyl-CoA, then make 16 C FA ( palmitate). </text:p>
          </table:table-cell>
        </table:table-row>
        <table:table-row table:style-name="ro2">
          <table:table-cell/>
          <table:table-cell office:value-type="string">
            <text:p>SYtrate = SYnthesis.</text:p>
          </table:table-cell>
        </table:table-row>
        <table:table-row table:style-name="ro2">
          <table:table-cell office:value-type="string">
            <text:p>fatty acid degradation </text:p>
          </table:table-cell>
          <table:table-cell table:style-name="Default" office:value-type="string">
            <text:p>Fatty acid + CoA through enyzme ( fatty acid CoA synthetase) to Acyl-CoA ( in cytoplasm), then through carnitine shuttle to mitochondrial, through b-oxidation breakdown to acetyl-CoA groups, finally get ketone bodies + productor to TCA cycle. </text:p>
          </table:table-cell>
        </table:table-row>
        <table:table-row table:style-name="ro2">
          <table:table-cell/>
          <table:table-cell table:style-name="ce12" office:value-type="string">
            <text:p>Fatty acid degradation occurs where its products will be consumed—in the mitochondrion.</text:p>
          </table:table-cell>
        </table:table-row>
        <table:table-row table:style-name="ro2">
          <table:table-cell table:style-name="ce7" office:value-type="string">
            <text:p>Acyl-CoA dehydrogenase deficiency:</text:p>
          </table:table-cell>
          <table:table-cell table:style-name="ce13" office:value-type="string">
            <text:p><text:span text:style-name="T9"><text:s/></text:span><text:span text:style-name="T10">↑ </text:span><text:span text:style-name="T9">dicarboxylic acids, </text:span><text:span text:style-name="T10">↓ </text:span><text:span text:style-name="T9">glucose and ketones.</text:span></text:p>
          </table:table-cell>
        </table:table-row>
        <table:table-row table:style-name="ro2">
          <table:table-cell office:value-type="string">
            <text:p>Carnitine deficiency:</text:p>
          </table:table-cell>
          <table:table-cell table:style-name="ce12" office:value-type="string">
            <text:p><text:s/>inability to utilize LCFAs and toxic accumulation.</text:p>
          </table:table-cell>
        </table:table-row>
        <table:table-row table:style-name="ro2">
          <table:table-cell/>
          <table:table-cell table:style-name="Default" office:value-type="string">
            <text:p>causes weakness, hypotonia, hypoketotic, and hypoglycemia </text:p>
          </table:table-cell>
        </table:table-row>
        <table:table-row table:style-name="ro2">
          <table:table-cell table:style-name="ce2" office:value-type="string">
            <text:p>Ketone bodies</text:p>
          </table:table-cell>
          <table:table-cell office:value-type="string">
            <text:p>Made from HMG-CoA. Ketone bodies are metabolized</text:p>
          </table:table-cell>
        </table:table-row>
        <table:table-row table:style-name="ro2">
          <table:table-cell/>
          <table:table-cell office:value-type="string">
            <text:p>by the brain to 2 molecules of acetyl-CoA.</text:p>
          </table:table-cell>
        </table:table-row>
        <table:table-row table:style-name="ro4">
          <table:table-cell/>
          <table:table-cell table:style-name="ce5" office:value-type="string">
            <text:p><text:span text:style-name="T1">In liver, fatty acid and amino acids are metabolized to acetoacetate and </text:span><text:span text:style-name="T3">β</text:span><text:span text:style-name="T1">-hydroxybutyrate (to be used in muscle and brain).</text:span></text:p>
          </table:table-cell>
        </table:table-row>
        <table:table-row table:style-name="ro2">
          <table:table-cell/>
          <table:table-cell office:value-type="string">
            <text:p>In prolonged starvation and diabetic ketoacidosis, oxaloacetate is depleted for gluconeogenesis. In alcoholism, excess NADH shunts oxaloacetate to malate. Both processes stall the TCA cycle, which shunts glucose and FFA to ketone bodies. </text:p>
          </table:table-cell>
        </table:table-row>
        <table:table-row table:style-name="ro2">
          <table:table-cell table:style-name="ce2" office:value-type="string">
            <text:p>Cholesterol synthesis</text:p>
          </table:table-cell>
          <table:table-cell table:style-name="ce4" office:value-type="string">
            <text:p><text:span text:style-name="T1">Rate-limiting step is catalyzed by HMG-CoA reductase, which converts HMG-CoA to mevalonate. </text:span><text:span text:style-name="T11">2</text:span><text:span text:style-name="T1">⁄</text:span><text:span text:style-name="T11">3 </text:span><text:span text:style-name="T1">of plasma cholesterol is esterified by lecithin-cholesterol acyltransferase (LCAT).</text:span></text:p>
          </table:table-cell>
        </table:table-row>
        <table:table-row table:style-name="ro2">
          <table:table-cell table:style-name="ce2" office:value-type="string">
            <text:p>Essential fatty acids</text:p>
          </table:table-cell>
          <table:table-cell office:value-type="string">
            <text:p>Linoleic and linolenic acids.</text:p>
          </table:table-cell>
        </table:table-row>
        <table:table-row table:style-name="ro2">
          <table:table-cell/>
          <table:table-cell office:value-type="string">
            <text:p>Arachidonic acid, if linoleic acid is absent.</text:p>
          </table:table-cell>
        </table:table-row>
        <table:table-row table:style-name="ro2">
          <table:table-cell/>
          <table:table-cell office:value-type="string">
            <text:p>Eicosanoids are dependent on <text:span text:style-name="T1">essential fatty acids.</text:span></text:p>
          </table:table-cell>
        </table:table-row>
        <table:table-row table:style-name="ro2">
          <table:table-cell table:style-name="ce1" office:value-type="string">
            <text:p>100-meter sprint (seconds) energy use </text:p>
          </table:table-cell>
          <table:table-cell table:style-name="ce6" office:value-type="string">
            <text:p>stored ATP, creatine phosphate, anaerobic <text:s/>glycolysis.</text:p>
          </table:table-cell>
        </table:table-row>
        <table:table-row table:style-name="ro2">
          <table:table-cell/>
          <table:table-cell table:style-name="Default" office:value-type="string">
            <text:p>1 g protein or carbohydrate = 4 kcal. 1 g fat= 9 kcal </text:p>
          </table:table-cell>
        </table:table-row>
        <table:table-row table:style-name="ro2">
          <table:table-cell table:style-name="ce1" office:value-type="string">
            <text:p>1000-meter run (minutes)</text:p>
          </table:table-cell>
          <table:table-cell office:value-type="string">
            <text:p>+ oxidative phosphorylation.</text:p>
          </table:table-cell>
        </table:table-row>
        <table:table-row table:style-name="ro2">
          <table:table-cell table:style-name="ce1" office:value-type="string">
            <text:p>Marathon (hours)</text:p>
          </table:table-cell>
          <table:table-cell office:value-type="string">
            <text:p>Glycogen and FFA oxidation; glucose conserved for final sprinting.</text:p>
          </table:table-cell>
        </table:table-row>
        <table:table-row table:style-name="ro2">
          <table:table-cell table:style-name="ce1" office:value-type="string">
            <text:p>Fasting and starvation</text:p>
          </table:table-cell>
          <table:table-cell office:value-type="string">
            <text:p>Priorities are to supply sufficient glucose to brain and RBCs and to preserve protein</text:p>
          </table:table-cell>
        </table:table-row>
        <table:table-row table:style-name="ro2">
          <table:table-cell table:style-name="ce1" office:value-type="string">
            <text:p>Days 1–3</text:p>
          </table:table-cell>
          <table:table-cell office:value-type="string">
            <text:p>lood glucose level maintained by: 1. Hepatic glycogenolysis and glucose release 2. Adipose release of FFA 3. Muscle and liver shifting fuel use from glucose</text:p>
          </table:table-cell>
        </table:table-row>
        <table:table-row table:style-name="ro2">
          <table:table-cell/>
          <table:table-cell office:value-type="string">
            <text:p>to FFA 4. Hepatic gluconeogenesis from peripheral tissue</text:p>
          </table:table-cell>
        </table:table-row>
        <table:table-row table:style-name="ro2">
          <table:table-cell/>
          <table:table-cell office:value-type="string">
            <text:p>lactate and alanine, and from adipose tissue glycerol and propionyl-CoA from odd-chain FFA metabolism (the only triacylglycerol components that can contribute to gluconeogenesis)</text:p>
          </table:table-cell>
        </table:table-row>
        <table:table-row table:style-name="ro2">
          <table:table-cell table:style-name="ce1" office:value-type="string">
            <text:p>After day 3</text:p>
          </table:table-cell>
          <table:table-cell office:value-type="string">
            <text:p>Muscle protein loss is maintained by hepatic formation of ketone bodies, supplying the brain and heart.</text:p>
          </table:table-cell>
        </table:table-row>
        <table:table-row table:style-name="ro2">
          <table:table-cell table:style-name="ce1" office:value-type="string">
            <text:p>After several weeks</text:p>
          </table:table-cell>
          <table:table-cell office:value-type="string">
            <text:p>Ketone bodies become main source of energy for brain, so less muscle protein is degraded than during days 1–3. Survival time is determined by amount of fat stores. After this is depleted, vital protein degradation accelerates, leading to organ failure and death.</text:p>
          </table:table-cell>
        </table:table-row>
        <table:table-row table:style-name="ro2">
          <table:table-cell table:style-name="ce1" office:value-type="string">
            <text:p>Pancreatic lipase</text:p>
          </table:table-cell>
          <table:table-cell office:value-type="string">
            <text:p>degradation of dietary TG in small intestine.</text:p>
          </table:table-cell>
        </table:table-row>
        <table:table-row table:style-name="ro2">
          <table:table-cell table:style-name="ce1" office:value-type="string">
            <text:p>Lipoprotein lipase (LPL)</text:p>
          </table:table-cell>
          <table:table-cell office:value-type="string">
            <text:p>degradation of TG circulating in chylomicrons and VLDLs.</text:p>
          </table:table-cell>
        </table:table-row>
        <table:table-row table:style-name="ro2">
          <table:table-cell table:style-name="ce1" office:value-type="string">
            <text:p>Hepatic TG lipase (HL)</text:p>
          </table:table-cell>
          <table:table-cell office:value-type="string">
            <text:p>degradation of TG remaining in IDL.</text:p>
          </table:table-cell>
        </table:table-row>
        <table:table-row table:style-name="ro2">
          <table:table-cell table:style-name="ce1" office:value-type="string">
            <text:p>Hormone-sensitive lipase</text:p>
          </table:table-cell>
          <table:table-cell office:value-type="string">
            <text:p>degradation of TG stored in adipocytes.</text:p>
          </table:table-cell>
        </table:table-row>
        <table:table-row table:style-name="ro2">
          <table:table-cell table:style-name="ce1" office:value-type="string">
            <text:p>Lecithin-cholesterol acyltransferase (LCAT)</text:p>
          </table:table-cell>
          <table:table-cell table:style-name="ce6" office:value-type="string">
            <text:p>catalyzes esterification of cholesterol</text:p>
          </table:table-cell>
        </table:table-row>
        <table:table-row table:style-name="ro9">
          <table:table-cell table:style-name="ce1" office:value-type="string">
            <text:p>Cholesterol ester transfer protein (CETP)</text:p>
          </table:table-cell>
          <table:table-cell table:style-name="ce6" office:value-type="string">
            <text:p><text:span text:style-name="T4">mediates transfer of cholesterol esters to</text:span></text:p>
            <text:p><text:span text:style-name="T4">other lipoprotein particles.</text:span></text:p>
          </table:table-cell>
        </table:table-row>
        <table:table-row table:style-name="ro2">
          <table:table-cell table:style-name="ce1" office:value-type="string">
            <text:p>A-I–</text:p>
          </table:table-cell>
          <table:table-cell office:value-type="string">
            <text:p>Activates LCAT.</text:p>
          </table:table-cell>
        </table:table-row>
        <table:table-row table:style-name="ro2">
          <table:table-cell table:style-name="ce1" office:value-type="string">
            <text:p>B-100–</text:p>
          </table:table-cell>
          <table:table-cell office:value-type="string">
            <text:p>Binds to LDL receptor, mediates VLDL secretion.</text:p>
          </table:table-cell>
        </table:table-row>
        <table:table-row table:style-name="ro2">
          <table:table-cell table:style-name="ce1" office:value-type="string">
            <text:p>C-II––</text:p>
          </table:table-cell>
          <table:table-cell office:value-type="string">
            <text:p>Cofactor for lipoprotein lipase.</text:p>
          </table:table-cell>
        </table:table-row>
        <table:table-row table:style-name="ro2">
          <table:table-cell table:style-name="ce1" office:value-type="string">
            <text:p>B-48</text:p>
          </table:table-cell>
          <table:table-cell office:value-type="string">
            <text:p>Mediates chylomicron secretion.</text:p>
          </table:table-cell>
        </table:table-row>
        <table:table-row table:style-name="ro2">
          <table:table-cell table:style-name="ce1" office:value-type="string">
            <text:p>E–</text:p>
          </table:table-cell>
          <table:table-cell office:value-type="string">
            <text:p>Mediates Extra (remnant) uptake.</text:p>
          </table:table-cell>
        </table:table-row>
        <table:table-row table:style-name="ro2">
          <table:table-cell table:style-name="ce2" office:value-type="string">
            <text:p>Lipoprotein functions</text:p>
          </table:table-cell>
          <table:table-cell office:value-type="string">
            <text:p>Lipoproteins are composed of varying proportions of cholesterol, triglycerides, and phospholipids.</text:p>
          </table:table-cell>
        </table:table-row>
        <table:table-row table:style-name="ro2">
          <table:table-cell/>
          <table:table-cell office:value-type="string">
            <text:p>LDL transports cholesterol from liver to tissue; HDL transports it from periphery to liver.</text:p>
          </table:table-cell>
        </table:table-row>
        <table:table-row table:style-name="ro2">
          <table:table-cell table:style-name="ce1" office:value-type="string">
            <text:p>Chylomicron</text:p>
          </table:table-cell>
          <table:table-cell office:value-type="string">
            <text:p>Delivers dietary triglycerides to peripheral tissues. Delivers cholesterol to liver in the form of chylomicron remnants, which are mostly depleted of their triacylglycerols. Secreted by intestinal epithelial cells. Excess causes pancreatitis, lipemia retinalis, and eruptive xanthomas.</text:p>
          </table:table-cell>
        </table:table-row>
        <table:table-row table:style-name="ro2">
          <table:table-cell/>
          <table:table-cell office:value-type="string">
            <text:p>Apolipoproteins</text:p>
          </table:table-cell>
        </table:table-row>
        <table:table-row table:style-name="ro2">
          <table:table-cell/>
          <table:table-cell office:value-type="string">
            <text:p>B-48, A-IV, C-II, and E</text:p>
          </table:table-cell>
        </table:table-row>
        <table:table-row table:style-name="ro2">
          <table:table-cell table:style-name="ce1" office:value-type="string">
            <text:p>VLDL</text:p>
          </table:table-cell>
          <table:table-cell office:value-type="string">
            <text:p>Delivers hepatic triglycerides to peripheral tissues. Secreted by liver. Excess causes pancreatitis.</text:p>
          </table:table-cell>
        </table:table-row>
        <table:table-row table:style-name="ro2">
          <table:table-cell/>
          <table:table-cell office:value-type="string">
            <text:p>B-100, C-II, and E</text:p>
          </table:table-cell>
        </table:table-row>
        <table:table-row table:style-name="ro2">
          <table:table-cell table:style-name="ce1" office:value-type="string">
            <text:p>IDL</text:p>
          </table:table-cell>
          <table:table-cell office:value-type="string">
            <text:p>Formed in the degradation of VLDL. Delivers triglycerides and cholesterol to liver, where they are degraded to LDL.</text:p>
          </table:table-cell>
        </table:table-row>
        <table:table-row table:style-name="ro2">
          <table:table-cell/>
          <table:table-cell office:value-type="string">
            <text:p>B-100 and E</text:p>
          </table:table-cell>
        </table:table-row>
        <table:table-row table:style-name="ro2">
          <table:table-cell table:style-name="ce1" office:value-type="string">
            <text:p>LDL</text:p>
          </table:table-cell>
          <table:table-cell office:value-type="string">
            <text:p>Delivers hepatic cholesterol to peripheral tissues. Formed by lipoprotein lipase modification of VLDL in the peripheral tissue. Taken up by target cells via receptor-mediated endocytosis. Excess causes atherosclerosis, xanthomas, and arcus corneae.</text:p>
          </table:table-cell>
        </table:table-row>
        <table:table-row table:style-name="ro2">
          <table:table-cell/>
          <table:table-cell office:value-type="string">
            <text:p>B-100</text:p>
          </table:table-cell>
        </table:table-row>
        <table:table-row table:style-name="ro2">
          <table:table-cell table:style-name="ce1" office:value-type="string">
            <text:p>HDL</text:p>
          </table:table-cell>
          <table:table-cell office:value-type="string">
            <text:p>Mediates centripetal transport of cholesterol (reverse cholesterol transport, from periphery to liver). Acts as a repository for apoC and apoE (which are needed for chylomicron and VLDL metabolism). Secreted from both liver and intestine.</text:p>
          </table:table-cell>
        </table:table-row>
        <table:table-row table:style-name="ro2">
          <table:table-cell table:style-name="ce1" office:value-type="string">
            <text:p>hyperchylomicronemia</text:p>
          </table:table-cell>
          <table:table-cell office:value-type="string">
            <text:p>Chylomicrons increased, <text:span text:style-name="T1">TG, cholesterol increased in blood level, Lipoprotein lipase deficiency or altered apolipoprotein C-II. Causes pancreatitis, hepatosplenomegaly, and eruptive/pruritic xanthomas but no increase of athrosclerosis </text:span></text:p>
          </table:table-cell>
        </table:table-row>
        <table:table-row table:style-name="ro2">
          <table:table-cell table:style-name="ce1" office:value-type="string">
            <text:p>hypercholesterolemia</text:p>
          </table:table-cell>
          <table:table-cell table:style-name="Default" office:value-type="string">
            <text:p>LDL increased, Cholesterol increased in blood level. Autosomal dominant, absent or decrease LDL receptors. Causes accelerated atherosclerosis, tendon ( achilles) xanthomas, and corneal arcus. <text:s/></text:p>
          </table:table-cell>
        </table:table-row>
        <table:table-row table:style-name="ro2">
          <table:table-cell table:style-name="ce1" office:value-type="string">
            <text:p>hypertriglyceridemia</text:p>
          </table:table-cell>
          <table:table-cell table:style-name="Default" office:value-type="string">
            <text:p>VLDL increase, TG increased in blood level, hepatic overproduction of VLDL. Causes pancreatitis. </text:p>
          </table:table-cell>
        </table:table-row>
        <table:table-row table:style-name="ro2">
          <table:table-cell office:value-type="string">
            <text:p>Abeta-lipoproteinemia </text:p>
          </table:table-cell>
          <table:table-cell table:style-name="Default" office:value-type="string">
            <text:p>hereditary inability to syn lipoproteins due to deficiency in apoB-100 and apoB-48. Autosomal recessive. Symptoms appear in the first few months of life. Intestinal biospy shows accumulation within enterocytes due to inability to export absorbed lipid as chylomicrons. Findings: failure to thrive, steatorrhea, acanthocytosis, ataxia, and night blindness. </text:p>
          </table:table-cell>
        </table:table-row>
        <table:table-row table:style-name="ro3">
          <table:table-cell table:style-name="ce2" office:value-type="string">
            <text:p>Polymerase chain reaction (PCR)</text:p>
          </table:table-cell>
          <table:table-cell table:style-name="ce6" office:value-type="string">
            <text:p><text:span text:style-name="T4">Molecular biology laboratory procedure that is used to synthesize many copies of a desired fragment of DNA.</text:span></text:p>
            <text:p><text:span text:style-name="T4">Steps: 1. DNA is denatured by heating to generate 2 separate strands 2. During cooling, excess premade DNA primers anneal to a specific sequence on each</text:span></text:p>
            <text:p><text:span text:style-name="T4">strand to be amplified 3. Heat-stable DNA polymerase replicates the DNA sequence following each primer</text:span></text:p>
            <text:p><text:span text:style-name="T4">These steps are repeated multiple times for DNA sequence amplification.</text:span></text:p>
          </table:table-cell>
        </table:table-row>
        <table:table-row table:style-name="ro2">
          <table:table-cell office:value-type="string">
            <text:p>agarose gel eletrophoresis </text:p>
          </table:table-cell>
          <table:table-cell table:style-name="Default" office:value-type="string">
            <text:p>used for size separation of PCR products ( smaller molecules travel further), compared against DNA ladder. </text:p>
          </table:table-cell>
        </table:table-row>
        <table:table-row table:style-name="ro2">
          <table:table-cell table:style-name="ce1" office:value-type="string">
            <text:p>Southern blot</text:p>
          </table:table-cell>
          <table:table-cell office:value-type="string">
            <text:p>A DNA sample is electrophoresed on a gel and then transferred to a filter. The filter is then soaked in a denaturant and subsequently exposed to a labeled DNA probe that recognizes and anneals to its complementary strand. The resulting double- stranded labeled piece of DNA is visualized</text:p>
          </table:table-cell>
        </table:table-row>
        <table:table-row table:style-name="ro2">
          <table:table-cell/>
          <table:table-cell office:value-type="string">
            <text:p>when the filter is exposed to film.</text:p>
          </table:table-cell>
        </table:table-row>
        <table:table-row table:style-name="ro2">
          <table:table-cell table:style-name="ce1" office:value-type="string">
            <text:p>Northern blot</text:p>
          </table:table-cell>
          <table:table-cell office:value-type="string">
            <text:p>Similar technique, except that Northern blotting</text:p>
          </table:table-cell>
        </table:table-row>
        <table:table-row table:style-name="ro2">
          <table:table-cell/>
          <table:table-cell office:value-type="string">
            <text:p>involves radioactive DNA probe binding to</text:p>
          </table:table-cell>
        </table:table-row>
        <table:table-row table:style-name="ro2">
          <table:table-cell/>
          <table:table-cell office:value-type="string">
            <text:p>sample RNA.</text:p>
          </table:table-cell>
        </table:table-row>
        <table:table-row table:style-name="ro2">
          <table:table-cell table:style-name="ce1" office:value-type="string">
            <text:p>Western blot</text:p>
          </table:table-cell>
          <table:table-cell office:value-type="string">
            <text:p>Sample protein is separated via gel electrophoresis</text:p>
          </table:table-cell>
        </table:table-row>
        <table:table-row table:style-name="ro2">
          <table:table-cell/>
          <table:table-cell office:value-type="string">
            <text:p>and transferred to a filter. Labeled antibody is</text:p>
          </table:table-cell>
        </table:table-row>
        <table:table-row table:style-name="ro2">
          <table:table-cell/>
          <table:table-cell office:value-type="string">
            <text:p>used to bind to relevant protein.</text:p>
          </table:table-cell>
        </table:table-row>
        <table:table-row table:style-name="ro2">
          <table:table-cell table:style-name="ce1" office:value-type="string">
            <text:p>Microarrays</text:p>
          </table:table-cell>
          <table:table-cell office:value-type="string">
            <text:p>Thousands of nucleic acid sequences are arranged</text:p>
          </table:table-cell>
        </table:table-row>
        <table:table-row table:style-name="ro2">
          <table:table-cell/>
          <table:table-cell office:value-type="string">
            <text:p>in grids on glass or silicon. DNA or RNA probes are hybridized to the chip, and a scanner detects the relative amounts of complementary binding.</text:p>
          </table:table-cell>
        </table:table-row>
        <table:table-row table:style-name="ro2">
          <table:table-cell/>
          <table:table-cell table:style-name="Default" office:value-type="string">
            <text:p>used to profile gene expression levels or to detect single nucleotide polymorphisms (SNPs)</text:p>
          </table:table-cell>
        </table:table-row>
        <table:table-row table:style-name="ro10">
          <table:table-cell table:style-name="ce2" office:value-type="string">
            <text:p>Enzyme-linked immunosorbent assay (ELISA)</text:p>
          </table:table-cell>
          <table:table-cell table:style-name="ce6" office:value-type="string">
            <text:p><text:span text:style-name="T4">A rapid immunologic technique testing for antigen-antibody reactivity.</text:span></text:p>
            <text:p><text:span text:style-name="T4">Patient’s blood sample is probed with either 1. Test antigen (coupled to color-generating</text:span></text:p>
            <text:p><text:span text:style-name="T4">enzyme)––to see if immune system</text:span></text:p>
            <text:p><text:span text:style-name="T4">recognizes it; or 2. Test antibody (coupled to color-generating</text:span></text:p>
            <text:p><text:span text:style-name="T4">enzyme)––to see if a certain antigen is</text:span></text:p>
            <text:p><text:span text:style-name="T4">present If the target substance is present in the sample,</text:span></text:p>
            <text:p><text:span text:style-name="T4">the test solution will have an intense color reaction, indicating a positive test result.</text:span></text:p>
          </table:table-cell>
        </table:table-row>
        <table:table-row table:style-name="ro9">
          <table:table-cell table:style-name="ce2" office:value-type="string">
            <text:p>Fluorescence in situ hybridization (FISH)</text:p>
          </table:table-cell>
          <table:table-cell table:style-name="ce6" office:value-type="string">
            <text:p><text:span text:style-name="T4">Fluorescent probe binds to specific gene site of interest. Specific localization of genes and direct visualization of anomalies (e.g., microdeletions)</text:span></text:p>
            <text:p><text:span text:style-name="T4">at molecular level ( when deletion is too small to be visualized by karyotype.)</text:span></text:p>
          </table:table-cell>
        </table:table-row>
        <table:table-row table:style-name="ro2">
          <table:table-cell/>
          <table:table-cell table:style-name="Default" office:value-type="string">
            <text:p>Fluorescence = gene is present. No fluorescence= gene has been deleted. </text:p>
          </table:table-cell>
        </table:table-row>
        <table:table-row table:style-name="ro2">
          <table:table-cell table:style-name="ce1" office:value-type="string">
            <text:p>palindromic sequences</text:p>
          </table:table-cell>
          <table:table-cell office:value-type="string">
            <text:p>the sequence on 1 strand reads the same in the same direction on the complementary strand),</text:p>
          </table:table-cell>
        </table:table-row>
        <table:table-row table:style-name="ro2">
          <table:table-cell table:style-name="ce2" office:value-type="string">
            <text:p>Cloning methods</text:p>
          </table:table-cell>
          <table:table-cell office:value-type="string">
            <text:p>Cloning is the production of a recombinant DNA molecule that is self-perpetuating. 1. DNA fragments are inserted into bacterial plasmids that contain antibiotic</text:p>
          </table:table-cell>
        </table:table-row>
        <table:table-row table:style-name="ro2">
          <table:table-cell/>
          <table:table-cell office:value-type="string">
            <text:p>resistance genes. These plasmids can be selected for by using media containing the antibiotic, and amplified. Restriction enzymes ligate DNA at 4- to 6-bp palindromic sequences, allowing for insertion of a fragment into a plasmid.</text:p>
          </table:table-cell>
        </table:table-row>
        <table:table-row table:style-name="ro2">
          <table:table-cell/>
          <table:table-cell office:value-type="string">
            <text:p>2. Tissue mRNA is isolated and exposed to reverse transcriptase, forming a</text:p>
          </table:table-cell>
        </table:table-row>
        <table:table-row table:style-name="ro2">
          <table:table-cell/>
          <table:table-cell office:value-type="string">
            <text:p>cDNA (lacks introns) library.</text:p>
          </table:table-cell>
        </table:table-row>
        <table:table-row table:style-name="ro2">
          <table:table-cell table:style-name="ce2" office:value-type="string">
            <text:p>Sanger DNA sequencing</text:p>
          </table:table-cell>
          <table:table-cell office:value-type="string">
            <text:p>Dideoxynucleotides halt DNA polymerization at each base, generating sequences of various lengths that encompass the entire original sequence. The terminated fragments are electrophoresed and the original sequence can be deduced.</text:p>
          </table:table-cell>
        </table:table-row>
        <table:table-row table:style-name="ro9">
          <table:table-cell table:style-name="ce1" office:value-type="string">
            <text:p>Transgenic strategies in mice involve:</text:p>
          </table:table-cell>
          <table:table-cell table:style-name="ce6" office:value-type="string">
            <text:p><text:span text:style-name="T4">1. Random insertion of gene into mouse genome (constitutive). 2. Targeted insertion or deletion of gene through homologous recombination with</text:span></text:p>
            <text:p><text:span text:style-name="T4">mouse gene (constitutive). Knock-out = removing a gene. Knock-in = inserting a gene. Gene can be manipulated at specific developmental points using an inducible Cre-lox system with an antibiotic-controlled promoter (e.g., to study a gene whose deletion causes an embryonic lethal).</text:span></text:p>
          </table:table-cell>
        </table:table-row>
        <table:table-row table:style-name="ro2">
          <table:table-cell table:style-name="ce1" office:value-type="string">
            <text:p>RNAi–</text:p>
          </table:table-cell>
          <table:table-cell table:style-name="ce6" office:value-type="string">
            <text:p>dsRNA is synthesized that is complementary to the mRNA sequence of interest. When transfected into human cells, the dsRNA separates and promotes degradation of the target mRNA, knocking down gene expression.</text:p>
          </table:table-cell>
        </table:table-row>
        <table:table-row table:style-name="ro2">
          <table:table-cell office:value-type="string">
            <text:p>karyotyping</text:p>
          </table:table-cell>
          <table:table-cell table:style-name="Default" office:value-type="string">
            <text:p>a process in which metaphase chromosomes are stained, ordered, and numbered according to morphology, size, arm-length ratio and banding pattern. Can be performed on a sample of blood, bone marrow, amniotic fluid, or placental tissue. Used to diagnose chromosomal imbalance (e. g. autosomal trisomies, microdeletions, sex chromosome disorders.) </text:p>
          </table:table-cell>
        </table:table-row>
        <table:table-row table:style-name="ro2">
          <table:table-cell table:style-name="ce1" office:value-type="string">
            <text:p>Codominance</text:p>
          </table:table-cell>
          <table:table-cell office:value-type="string">
            <text:p>Neither of 2 alleles is dominant (e.g., blood groups).</text:p>
          </table:table-cell>
        </table:table-row>
        <table:table-row table:style-name="ro2">
          <table:table-cell table:style-name="ce1" office:value-type="string">
            <text:p>Variable expression</text:p>
          </table:table-cell>
          <table:table-cell office:value-type="string">
            <text:p>Nature and severity of the phenotype varies from 1 individual to another.</text:p>
          </table:table-cell>
        </table:table-row>
        <table:table-row table:style-name="ro2">
          <table:table-cell/>
          <table:table-cell table:style-name="Default" office:value-type="string">
            <text:p>2 patients from neurofibromatosis may have varying disease severity. </text:p>
          </table:table-cell>
        </table:table-row>
        <table:table-row table:style-name="ro2">
          <table:table-cell table:style-name="ce1" office:value-type="string">
            <text:p>Incomplete penetrance </text:p>
          </table:table-cell>
          <table:table-cell office:value-type="string">
            <text:p>Not all individuals with a mutant genotype show the mutant phenotype.</text:p>
          </table:table-cell>
        </table:table-row>
        <table:table-row table:style-name="ro2">
          <table:table-cell table:style-name="ce1" office:value-type="string">
            <text:p>Pleiotropy</text:p>
          </table:table-cell>
          <table:table-cell office:value-type="string">
            <text:p>1 gene has &gt; 1 effect on an individual’s phenotype.</text:p>
          </table:table-cell>
        </table:table-row>
        <table:table-row table:style-name="ro2">
          <table:table-cell/>
          <table:table-cell table:style-name="Default" office:value-type="string">
            <text:p>PKU causes many seemingly unrelated symptoms ranging from mental retardation to hair/skin changes. </text:p>
          </table:table-cell>
        </table:table-row>
        <table:table-row table:style-name="ro2">
          <table:table-cell table:style-name="ce1" office:value-type="string">
            <text:p>Imprinting</text:p>
          </table:table-cell>
          <table:table-cell office:value-type="string">
            <text:p>Differences in phenotype depend on whether the mutation is of maternal or paternal</text:p>
          </table:table-cell>
        </table:table-row>
        <table:table-row table:style-name="ro2">
          <table:table-cell/>
          <table:table-cell office:value-type="string">
            <text:p>origin (e.g., AngelMan’s syndrome [Maternal], Prader-Willi syndrome [Paternal]).</text:p>
          </table:table-cell>
        </table:table-row>
        <table:table-row table:style-name="ro2">
          <table:table-cell table:style-name="ce1" office:value-type="string">
            <text:p>Anticipation</text:p>
          </table:table-cell>
          <table:table-cell office:value-type="string">
            <text:p>Severity of disease worsens or age of onset of disease is earlier in succeeding generations</text:p>
          </table:table-cell>
        </table:table-row>
        <table:table-row table:style-name="ro2">
          <table:table-cell/>
          <table:table-cell office:value-type="string">
            <text:p>(e.g., Huntington’s disease).</text:p>
          </table:table-cell>
        </table:table-row>
        <table:table-row table:style-name="ro2">
          <table:table-cell table:style-name="ce1" office:value-type="string">
            <text:p>Loss of heterozygosity</text:p>
          </table:table-cell>
          <table:table-cell office:value-type="string">
            <text:p>If a patient inherits or develops a mutation in a tumor suppressor gene, the complementary</text:p>
          </table:table-cell>
        </table:table-row>
        <table:table-row table:style-name="ro2">
          <table:table-cell/>
          <table:table-cell office:value-type="string">
            <text:p>allele must be deleted/mutated before cancer develops. This is not true of oncogenes.</text:p>
          </table:table-cell>
        </table:table-row>
        <table:table-row table:style-name="ro2">
          <table:table-cell/>
          <table:table-cell table:style-name="Default" office:value-type="string">
            <text:p>retinoblastoma </text:p>
          </table:table-cell>
        </table:table-row>
        <table:table-row table:style-name="ro2">
          <table:table-cell table:style-name="ce1" office:value-type="string">
            <text:p>Dominant negative mutation</text:p>
          </table:table-cell>
          <table:table-cell office:value-type="string">
            <text:p>Exerts a dominant effect. A heterozygote produces a nonfunctional altered protein that</text:p>
          </table:table-cell>
        </table:table-row>
        <table:table-row table:style-name="ro2">
          <table:table-cell/>
          <table:table-cell office:value-type="string">
            <text:p>also prevents the normal gene product from functioning.</text:p>
          </table:table-cell>
        </table:table-row>
        <table:table-row table:style-name="ro2">
          <table:table-cell/>
          <table:table-cell table:style-name="Default" office:value-type="string">
            <text:p>mutation of Tx factor in its allosteric site. Nonfunctioning mutant can still bind DNA, preventing wild-type Tx factor from binding. </text:p>
          </table:table-cell>
        </table:table-row>
        <table:table-row table:style-name="ro2">
          <table:table-cell table:style-name="ce1" office:value-type="string">
            <text:p>Linkage disequilibrium</text:p>
          </table:table-cell>
          <table:table-cell office:value-type="string">
            <text:p>Tendency for certain alleles at 2 linked loci to occur together more often than</text:p>
          </table:table-cell>
        </table:table-row>
        <table:table-row table:style-name="ro2">
          <table:table-cell/>
          <table:table-cell office:value-type="string">
            <text:p>expected by chance. Measured in a population, not in a family, and often varies in</text:p>
          </table:table-cell>
        </table:table-row>
        <table:table-row table:style-name="ro2">
          <table:table-cell/>
          <table:table-cell office:value-type="string">
            <text:p>different populations.</text:p>
          </table:table-cell>
        </table:table-row>
        <table:table-row table:style-name="ro2">
          <table:table-cell table:style-name="ce1" office:value-type="string">
            <text:p>Mosaicism</text:p>
          </table:table-cell>
          <table:table-cell office:value-type="string">
            <text:p>Occurs when cells in the body have different genetic makeup (e.g., lyonization––</text:p>
          </table:table-cell>
        </table:table-row>
        <table:table-row table:style-name="ro2">
          <table:table-cell/>
          <table:table-cell office:value-type="string">
            <text:p>random X inactivation in females).</text:p>
          </table:table-cell>
        </table:table-row>
        <table:table-row table:style-name="ro2">
          <table:table-cell/>
          <table:table-cell table:style-name="Default" office:value-type="string">
            <text:p>can be a germ-line mosaic, which may produce disease that is not carried by parent's somatic cells. </text:p>
          </table:table-cell>
        </table:table-row>
        <table:table-row table:style-name="ro2">
          <table:table-cell table:style-name="ce1" office:value-type="string">
            <text:p>Locus heterogeneity</text:p>
          </table:table-cell>
          <table:table-cell office:value-type="string">
            <text:p>Mutations at different loci can produce the same phenotype (e.g., albinism).</text:p>
          </table:table-cell>
        </table:table-row>
        <table:table-row table:style-name="ro2">
          <table:table-cell/>
          <table:table-cell table:style-name="Default" office:value-type="string">
            <text:p>marfan's syndrome, MEN 2B, and homocystinuria, all cause marfanoid habitus. </text:p>
          </table:table-cell>
        </table:table-row>
        <table:table-row table:style-name="ro2">
          <table:table-cell table:style-name="ce1" office:value-type="string">
            <text:p>Heteroplasmy</text:p>
          </table:table-cell>
          <table:table-cell office:value-type="string">
            <text:p>Presence of both normal and mutated mtDNA, resulting in variable expression in</text:p>
          </table:table-cell>
        </table:table-row>
        <table:table-row table:style-name="ro2">
          <table:table-cell/>
          <table:table-cell office:value-type="string">
            <text:p>mitochondrial inherited diseases.</text:p>
          </table:table-cell>
        </table:table-row>
        <table:table-row table:style-name="ro2">
          <table:table-cell table:style-name="ce1" office:value-type="string">
            <text:p>Uniparental disomy</text:p>
          </table:table-cell>
          <table:table-cell office:value-type="string">
            <text:p>Offspring receives 2 copies of a chromosome from 1 parent and no copies from the</text:p>
          </table:table-cell>
        </table:table-row>
        <table:table-row table:style-name="ro2">
          <table:table-cell/>
          <table:table-cell office:value-type="string">
            <text:p>other parent</text:p>
          </table:table-cell>
        </table:table-row>
        <table:table-row table:style-name="ro11">
          <table:table-cell table:style-name="ce1" office:value-type="string">
            <text:p>Hardy-Weinberg law assumes:</text:p>
          </table:table-cell>
          <table:table-cell table:style-name="ce6" office:value-type="string">
            <text:p><text:span text:style-name="T4">There is no mutation occurring at the locus There is no selection for any of the genotypes at the locus</text:span></text:p>
            <text:p><text:span text:style-name="T4">Mating is completely random Thereisnomigrationintoor out of the population</text:span></text:p>
            <text:p><text:span text:style-name="T4">being considered</text:span></text:p>
          </table:table-cell>
        </table:table-row>
        <table:table-row table:style-name="ro4">
          <table:table-cell table:style-name="ce2" office:value-type="string">
            <text:p>Hardy-Weinberg population genetics</text:p>
          </table:table-cell>
          <table:table-cell table:style-name="ce10" office:value-type="string">
            <text:p><text:span text:style-name="T1">Disease prevalence: p</text:span><text:span text:style-name="T2">2 </text:span><text:span text:style-name="T3">+ </text:span><text:span text:style-name="T1">2pq </text:span><text:span text:style-name="T3">+ </text:span><text:span text:style-name="T1">q</text:span><text:span text:style-name="T2">2 </text:span><text:span text:style-name="T3">= </text:span><text:span text:style-name="T1">1</text:span></text:p>
          </table:table-cell>
        </table:table-row>
        <table:table-row table:style-name="ro4">
          <table:table-cell/>
          <table:table-cell table:style-name="ce5" office:value-type="string">
            <text:p><text:span text:style-name="T1">Allele prevalence:</text:span><text:span text:style-name="T1"><text:tab/></text:span><text:span text:style-name="T1">p </text:span><text:span text:style-name="T3">+ </text:span><text:span text:style-name="T1">q </text:span><text:span text:style-name="T3">= </text:span><text:span text:style-name="T1">1 p and q are separate alleles; 2pq </text:span><text:span text:style-name="T3">= </text:span><text:span text:style-name="T1">heterozygote</text:span></text:p>
          </table:table-cell>
        </table:table-row>
        <table:table-row table:style-name="ro2">
          <table:table-cell/>
          <table:table-cell table:style-name="ce4" office:value-type="string">
            <text:p><text:span text:style-name="T1">prevalence. The prevalence of an X-linked recessive disease in males = q and in females = q</text:span><text:span text:style-name="T2">2</text:span></text:p>
          </table:table-cell>
        </table:table-row>
        <table:table-row table:style-name="ro4">
          <table:table-cell table:style-name="ce2" office:value-type="string">
            <text:p>Imprinting</text:p>
          </table:table-cell>
          <table:table-cell table:style-name="ce5" office:value-type="string">
            <text:p><text:span text:style-name="T1">At a single locus, only 1 allele is active; the other is inactive (imprinted/inactivated by methylation). Deletion of the active allele </text:span><text:span text:style-name="T3">→ </text:span><text:span text:style-name="T1">disease.</text:span></text:p>
          </table:table-cell>
        </table:table-row>
        <table:table-row table:style-name="ro2">
          <table:table-cell/>
          <table:table-cell office:value-type="string">
            <text:p>Can also occur as a result of uniparental disomy.</text:p>
          </table:table-cell>
        </table:table-row>
        <table:table-row table:style-name="ro2">
          <table:table-cell/>
          <table:table-cell table:style-name="Default" office:value-type="string">
            <text:p>Chromosome 15. </text:p>
          </table:table-cell>
        </table:table-row>
        <table:table-row table:style-name="ro2">
          <table:table-cell table:style-name="ce1" office:value-type="string">
            <text:p>Prader-Willi syndrome</text:p>
          </table:table-cell>
          <table:table-cell office:value-type="string">
            <text:p>Deletion of normally active paternal allele.</text:p>
          </table:table-cell>
        </table:table-row>
        <table:table-row table:style-name="ro2">
          <table:table-cell/>
          <table:table-cell office:value-type="string">
            <text:p>Mental retardation, obesity, hypogonadism, hypotonia.</text:p>
          </table:table-cell>
        </table:table-row>
        <table:table-row table:style-name="ro2">
          <table:table-cell table:style-name="ce1" office:value-type="string">
            <text:p>Angelman’s syndrome</text:p>
          </table:table-cell>
          <table:table-cell office:value-type="string">
            <text:p>Deletion of normally active maternal allele.</text:p>
          </table:table-cell>
        </table:table-row>
        <table:table-row table:style-name="ro2">
          <table:table-cell/>
          <table:table-cell office:value-type="string">
            <text:p>Mental retardation, seizures,</text:p>
          </table:table-cell>
        </table:table-row>
        <table:table-row table:style-name="ro2">
          <table:table-cell/>
          <table:table-cell office:value-type="string">
            <text:p>ataxia, inappropriate laughter (happy puppet).</text:p>
          </table:table-cell>
        </table:table-row>
        <table:table-row table:style-name="ro2">
          <table:table-cell table:style-name="ce1" office:value-type="string">
            <text:p>Autosomal dominant</text:p>
          </table:table-cell>
          <table:table-cell office:value-type="string">
            <text:p>Often due to defects in structural genes. Many generations, both male and female, affected.</text:p>
          </table:table-cell>
        </table:table-row>
        <table:table-row table:style-name="ro2">
          <table:table-cell/>
          <table:table-cell office:value-type="string">
            <text:p>Often pleiotropic and, in many cases, present clinically after puberty. Family history crucial to diagnosis.</text:p>
          </table:table-cell>
        </table:table-row>
        <table:table-row table:style-name="ro2">
          <table:table-cell table:style-name="ce1" office:value-type="string">
            <text:p>Autosomal recessive</text:p>
          </table:table-cell>
          <table:table-cell office:value-type="string">
            <text:p>25% of offspring from 2 carrier parents are affected. Often due to enzyme deficiencies. Usually seen in only 1 generation.</text:p>
          </table:table-cell>
        </table:table-row>
        <table:table-row table:style-name="ro2">
          <table:table-cell/>
          <table:table-cell office:value-type="string">
            <text:p>Commonly more severe than dominant disorders; patients often present in childhood.</text:p>
          </table:table-cell>
        </table:table-row>
        <table:table-row table:style-name="ro2">
          <table:table-cell table:style-name="ce1" office:value-type="string">
            <text:p>Hypophosphatemic rickets.</text:p>
          </table:table-cell>
          <table:table-cell office:value-type="string">
            <text:p>X-linked dominant</text:p>
          </table:table-cell>
        </table:table-row>
        <table:table-row table:style-name="ro2">
          <table:table-cell/>
          <table:table-cell table:style-name="Default" office:value-type="string">
            <text:p>formed known as vitamin D-resistant rickets. Inherited disorder resulting in increase phosphate wasting at proximal tubule. Results in rickets-like presentation. </text:p>
          </table:table-cell>
        </table:table-row>
        <table:table-row table:style-name="ro2">
          <table:table-cell table:style-name="ce1" office:value-type="string">
            <text:p>Mitochondrial inheritance</text:p>
          </table:table-cell>
          <table:table-cell office:value-type="string">
            <text:p>Transmitted only through mother. All offspring of affected females may show signs of disease.</text:p>
          </table:table-cell>
        </table:table-row>
        <table:table-row table:style-name="ro2">
          <table:table-cell/>
          <table:table-cell office:value-type="string">
            <text:p>Variable expression in population due to heteroplasmy.</text:p>
          </table:table-cell>
        </table:table-row>
        <table:table-row table:style-name="ro2">
          <table:table-cell table:style-name="ce1" office:value-type="string">
            <text:p>Leber’s hereditary optic neuropathy</text:p>
          </table:table-cell>
          <table:table-cell table:style-name="ce6" office:value-type="string">
            <text:p>mitochondrial myopathies.</text:p>
          </table:table-cell>
        </table:table-row>
        <table:table-row table:style-name="ro2">
          <table:table-cell/>
          <table:table-cell table:style-name="Default" office:value-type="string">
            <text:p>degeneration of retinal ganglion cells and axons. Leads to acute loss of central vision. </text:p>
          </table:table-cell>
        </table:table-row>
        <table:table-row table:style-name="ro2">
          <table:table-cell table:style-name="ce1" office:value-type="string">
            <text:p>Achondroplasia</text:p>
          </table:table-cell>
          <table:table-cell office:value-type="string">
            <text:p>Autosomal-dominant cell-signaling defect of fibroblast growth factor (FGF) receptor 3. Results in dwarfism; short limbs, but head and trunk are normal size. Associated with advanced paternal age.</text:p>
          </table:table-cell>
        </table:table-row>
        <table:table-row table:style-name="ro2">
          <table:table-cell table:style-name="ce1" office:value-type="string">
            <text:p>Adult polycystic kidney disease</text:p>
          </table:table-cell>
          <table:table-cell table:style-name="ce6" office:value-type="string">
            <text:p>Always bilateral, massive enlargement of kidneys due to multiple large cysts. Patients present with pain, hematuria, hypertension, progressive renal failure. 90% of cases are due to mutation in APKD1 (chromosome 16). Associated with polycystic liver disease, berry aneurysms, mitral valve prolapse. Juvenile form is recessive.</text:p>
          </table:table-cell>
        </table:table-row>
        <table:table-row table:style-name="ro2">
          <table:table-cell table:style-name="ce1" office:value-type="string">
            <text:p>Familial adenomatous polyposis</text:p>
          </table:table-cell>
          <table:table-cell table:style-name="ce6" office:value-type="string">
            <text:p>Colon becomes covered with adenomatous polyps after puberty. Progresses to colon cancer unless resected. Deletion on chromosome 5 (APC gene); 5 letters in “polyp.”</text:p>
          </table:table-cell>
        </table:table-row>
        <table:table-row table:style-name="ro4">
          <table:table-cell table:style-name="ce1" office:value-type="string">
            <text:p>Familial hypercholesterolemia (hyperlipidemia type IIA)</text:p>
          </table:table-cell>
          <table:table-cell table:style-name="ce8" office:value-type="string">
            <text:p><text:span text:style-name="T1">Elevated LDL owing to defective or absent LDL receptor. Heterozygotes (1:500) have cholesterol </text:span><text:span text:style-name="T3">≈ </text:span><text:span text:style-name="T1">300 mg/dL. Homozygotes (very rare) have cholesterol </text:span><text:span text:style-name="T3">≈ </text:span><text:span text:style-name="T1">700</text:span><text:span text:style-name="T3">+ </text:span><text:span text:style-name="T1">mg/dL, severe atherosclerotic disease early in life, and tendon xanthomas (classically in the Achilles tendon); MI may develop before age 20.</text:span></text:p>
          </table:table-cell>
        </table:table-row>
        <table:table-row table:style-name="ro2">
          <table:table-cell office:value-type="string">
            <text:p>hereditary hemorrhagic telangiectasia ( Osler-weber-Rendu syndrome) </text:p>
          </table:table-cell>
          <table:table-cell table:style-name="Default" office:value-type="string">
            <text:p><text:s/>inherited disorder of blood vessels. Findings: telangiectasia, recurrent epistaxis, skin discolorations, arteriovenous malformations ( AVMs).</text:p>
          </table:table-cell>
        </table:table-row>
        <table:table-row table:style-name="ro8">
          <table:table-cell table:style-name="ce1" office:value-type="string">
            <text:p>Hereditary spherocytosis</text:p>
          </table:table-cell>
          <table:table-cell table:style-name="ce10" office:value-type="string">
            <text:p><text:span text:style-name="T1">Spheroid erythrocytes; hemolytic anemia; </text:span><text:span text:style-name="T7">↑ </text:span><text:span text:style-name="T1">MCHC. Splenectomy is curative.</text:span></text:p>
          </table:table-cell>
        </table:table-row>
        <table:table-row table:style-name="ro4">
          <table:table-cell table:style-name="ce1" office:value-type="string">
            <text:p>Huntington’s disease</text:p>
          </table:table-cell>
          <table:table-cell table:style-name="ce5" office:value-type="string">
            <text:p><text:span text:style-name="T1">Findings: depression, progressive dementia, choreiform movements, caudate atrophy, and </text:span><text:span text:style-name="T3">↓ </text:span><text:span text:style-name="T1">levels of GABA and ACh in the brain. Symptoms manifest in affected individuals between the ages of 20 and 50. Gene located on chromosome 4; triplet repeat disorder. “Hunting 4 food.”</text:span></text:p>
          </table:table-cell>
        </table:table-row>
        <table:table-row table:style-name="ro4">
          <table:table-cell table:style-name="ce1" office:value-type="string">
            <text:p>Marfan’s syndrome</text:p>
          </table:table-cell>
          <table:table-cell table:style-name="ce5" office:value-type="string">
            <text:p><text:span text:style-name="T1">Fibrillin gene mutation </text:span><text:span text:style-name="T3">→ </text:span><text:span text:style-name="T1">connective tissue disorders. Skeletal abnormalities––tall with long extremities, pectus excavatum, hyperextensive</text:span></text:p>
          </table:table-cell>
        </table:table-row>
        <table:table-row table:style-name="ro4">
          <table:table-cell/>
          <table:table-cell table:style-name="ce5" office:value-type="string">
            <text:p><text:span text:style-name="T1">joints, and long, tapering fingers and toes (arachnodactyly; see Figure 110). Cardiovascular––cystic medial necrosis of aorta </text:span><text:span text:style-name="T3">→ </text:span><text:span text:style-name="T1">aortic incompetence and</text:span></text:p>
          </table:table-cell>
        </table:table-row>
        <table:table-row table:style-name="ro2">
          <table:table-cell/>
          <table:table-cell office:value-type="string">
            <text:p>dissecting aortic aneurysms. Floppy mitral valve. Ocular––subluxation of lenses.</text:p>
          </table:table-cell>
        </table:table-row>
        <table:table-row table:style-name="ro2">
          <table:table-cell office:value-type="string">
            <text:p>multiple endocrine neoplasias</text:p>
          </table:table-cell>
          <table:table-cell table:style-name="Default" office:value-type="string">
            <text:p><text:s/>several distinct syndromes ( 1, 2A, 2B) characterized by familial tumors of endocrine glands, including pancreas, parathyroids,pituitary, thyroid, and adrenal medulla. MEN2A, 2B are associated with ret gene. </text:p>
          </table:table-cell>
        </table:table-row>
        <table:table-row table:style-name="ro4">
          <table:table-cell table:style-name="ce1" office:value-type="string">
            <text:p>Neurofibromatosis type 1 (von Recklinghausen’s disease)</text:p>
          </table:table-cell>
          <table:table-cell table:style-name="ce8" office:value-type="string">
            <text:p><text:span text:style-name="T1">Findings: café-au-lait spots, neural tumors, Lisch nodules (pigmented iris hamartomas). Also marked by skeletal disorders (e.g., scoliosis), optic pathway gliomas, pheochromocytoma, and </text:span><text:span text:style-name="T3">↑ </text:span><text:span text:style-name="T1">tumor susceptibility. On long arm of chromosome 17; 17 letters in von Recklinghausen.</text:span></text:p>
          </table:table-cell>
        </table:table-row>
        <table:table-row table:style-name="ro4">
          <table:table-cell table:style-name="ce1" office:value-type="string">
            <text:p>Neurofibromatosis type 2</text:p>
          </table:table-cell>
          <table:table-cell table:style-name="ce5" office:value-type="string">
            <text:p><text:span text:style-name="T1">Bilateral acoustic neuroma, juvenile cataracts. NF2 gene on chromosome 22; type 2 </text:span><text:span text:style-name="T3">= </text:span><text:span text:style-name="T1">22.</text:span></text:p>
          </table:table-cell>
        </table:table-row>
        <table:table-row table:style-name="ro8">
          <table:table-cell table:style-name="ce1" office:value-type="string">
            <text:p>Tuberous sclerosis</text:p>
          </table:table-cell>
          <table:table-cell table:style-name="ce10" office:value-type="string">
            <text:p><text:span text:style-name="T1">Findings: facial lesions (adenoma sebaceum), hypopigmented “ash leaf spots” on skin, cortical and retinal hamartomas, seizures, mental retardation, renal cysts and renal angiomyolipomas, cardiac rhabdomyomas, </text:span><text:span text:style-name="T7">↑ </text:span><text:span text:style-name="T1">incidence of astrocytomas. Incomplete penetrance, variable presentation.</text:span></text:p>
          </table:table-cell>
        </table:table-row>
        <table:table-row table:style-name="ro4">
          <table:table-cell table:style-name="ce1" office:value-type="string">
            <text:p>von Hippel–Lindau disease</text:p>
          </table:table-cell>
          <table:table-cell table:style-name="ce5" office:value-type="string">
            <text:p><text:span text:style-name="T1">Findings: hemangioblastomas of retina/cerebellum/medulla; about half of affected individuals develop multiple bilateral renal cell carcinomas and other tumors. Associated with deletion of VHL gene (tumor suppressor) on chromosome 3 (3p). Von Hippel–Lindau </text:span><text:span text:style-name="T3">= </text:span><text:span text:style-name="T1">3 words for chromosome 3.</text:span></text:p>
          </table:table-cell>
        </table:table-row>
        <table:table-row table:style-name="ro2">
          <table:table-cell/>
          <table:table-cell table:style-name="Default" office:value-type="string">
            <text:p>constitutive expression of HIF ( transcription factor) and activation of angiogenic growth factor. </text:p>
          </table:table-cell>
        </table:table-row>
        <table:table-row table:style-name="ro2">
          <table:table-cell table:style-name="ce2" office:value-type="string">
            <text:p>Cystic fibrosis</text:p>
          </table:table-cell>
          <table:table-cell table:style-name="ce4" office:value-type="string">
            <text:p><text:span text:style-name="T1">Autosomal-recessive defect in CFTR gene on chromosome 7, commonly deletion of Phe 508. CFTRchannelactivelysecretesCl</text:span><text:span text:style-name="T2">– </text:span><text:span text:style-name="T1">inlungsand GI tract and actively reabsorbs Cl</text:span><text:span text:style-name="T2">– </text:span><text:span text:style-name="T1">from sweat.</text:span></text:p>
          </table:table-cell>
        </table:table-row>
        <table:table-row table:style-name="ro4">
          <table:table-cell/>
          <table:table-cell table:style-name="ce10" office:value-type="string">
            <text:p><text:span text:style-name="T1">Defective Cl</text:span><text:span text:style-name="T12">− </text:span><text:span text:style-name="T1">channel </text:span><text:span text:style-name="T3">→ </text:span><text:span text:style-name="T1">secretion of abnormally thick mucus that plugs lungs, pancreas, and liver </text:span><text:span text:style-name="T3">→ </text:span><text:span text:style-name="T1">recurrent pulmonary infections (Pseudomonas species and S. aureus),</text:span></text:p>
          </table:table-cell>
        </table:table-row>
        <table:table-row table:style-name="ro4">
          <table:table-cell/>
          <table:table-cell table:style-name="ce10" office:value-type="string">
            <text:p><text:span text:style-name="T1">chronic bronchitis, bronchiectasis, pancreatic insufficiency (malabsorption and steatorrhea), meconium ileus in newborns. </text:span><text:span text:style-name="T3">↑ </text:span><text:span text:style-name="T1">concentration of Cl</text:span><text:span text:style-name="T12">− </text:span><text:span text:style-name="T1">ions in sweat test is diagnostic.</text:span></text:p>
          </table:table-cell>
        </table:table-row>
        <table:table-row table:style-name="ro2">
          <table:table-cell/>
          <table:table-cell office:value-type="string">
            <text:p>Treatment: N-acetylcysteine to loosen mucous plugs.</text:p>
          </table:table-cell>
        </table:table-row>
        <table:table-row table:style-name="ro4">
          <table:table-cell table:style-name="ce1" office:value-type="string">
            <text:p>Duchenne’s (X-linked)</text:p>
          </table:table-cell>
          <table:table-cell table:style-name="ce5" office:value-type="string">
            <text:p><text:span text:style-name="T1">Frame-shift mutation </text:span><text:span text:style-name="T3">→ </text:span><text:span text:style-name="T1">deletion of dystrophin gene </text:span><text:span text:style-name="T3">→ </text:span><text:span text:style-name="T1">accelerated muscle breakdown. Onset before 5 years of age. Weakness begins in pelvic girdle muscles and progresses superiorly. Pseudohypertrophy of calf muscles due to fibrofatty replacement of muscle; cardiac myopathy. The use of Gowers’ maneuver, requiring assistance of the upper extremities to stand up, is characteristic (indicates proximal lower limb weakness).</text:span></text:p>
          </table:table-cell>
        </table:table-row>
        <table:table-row table:style-name="ro4">
          <table:table-cell/>
          <table:table-cell table:style-name="ce5" office:value-type="string">
            <text:p><text:span text:style-name="T1">Diagnose muscular dystrophies by </text:span><text:span text:style-name="T3">↑ </text:span><text:span text:style-name="T1">CPK and muscle biopsy.</text:span></text:p>
          </table:table-cell>
        </table:table-row>
        <table:table-row table:style-name="ro2">
          <table:table-cell table:style-name="ce1" office:value-type="string">
            <text:p>Try (trinucleotide) hunting for my fried eggs (X).</text:p>
          </table:table-cell>
          <table:table-cell table:style-name="Default" office:value-type="string">
            <text:p>huntington's disease= CAG. Myotonic dystrophy= CTG, Fragile X syndrome= CGG, Friedreich's ataxia= GAA </text:p>
          </table:table-cell>
        </table:table-row>
        <table:table-row table:style-name="ro2">
          <table:table-cell office:value-type="string">
            <text:p>Down syndrome </text:p>
          </table:table-cell>
          <table:table-cell table:style-name="Default" office:value-type="string">
            <text:p>flate facies, congenital heart disease ( most commonly septum-primum-type ASD). Associated with increase risk of ALL and Alzheimer's disease ( &gt; 35 years old.) </text:p>
          </table:table-cell>
        </table:table-row>
        <table:table-row table:style-name="ro2">
          <table:table-cell/>
          <table:table-cell table:style-name="Default" office:value-type="string">
            <text:p>95% of cases due to meiotic nondisjunction of homologous chromosomes ( associated with advanced maternal age). 4% of cases due to robertsonian translocation. 1% of cases due to down mosaicism ( no maternal association). </text:p>
          </table:table-cell>
        </table:table-row>
        <table:table-row table:style-name="ro2">
          <table:table-cell office:value-type="string">
            <text:p>pregnancy screen of down syndrome</text:p>
          </table:table-cell>
          <table:table-cell table:style-name="Default" office:value-type="string">
            <text:p>decrease a-fetoprotein, decrease estriol, increase b-hCG, increase inhibin A. </text:p>
          </table:table-cell>
        </table:table-row>
        <table:table-row table:style-name="ro2">
          <table:table-cell office:value-type="string">
            <text:p>edwards syndrome</text:p>
          </table:table-cell>
          <table:table-cell table:style-name="Default" office:value-type="string">
            <text:p>congenital heart disease, death usually occurs within 1 year of birth. Most common trisomy resulting in live birth after down syndrome. </text:p>
          </table:table-cell>
        </table:table-row>
        <table:table-row table:style-name="ro2">
          <table:table-cell office:value-type="string">
            <text:p>patau's syn </text:p>
          </table:table-cell>
          <table:table-cell table:style-name="Default" office:value-type="string">
            <text:p>congenital heart disease, death usually occurs within 1 year of birth. Holoprosencephaly. </text:p>
          </table:table-cell>
        </table:table-row>
        <table:table-row table:style-name="ro2">
          <table:table-cell office:value-type="string">
            <text:p>robertsonian translocation </text:p>
          </table:table-cell>
          <table:table-cell table:style-name="Default" office:value-type="string">
            <text:p>nonrecciprocal chromosomal translocation. </text:p>
          </table:table-cell>
        </table:table-row>
        <table:table-row table:style-name="ro2">
          <table:table-cell/>
          <table:table-cell table:style-name="Default" office:value-type="string">
            <text:p>unbalanced translocations </text:p>
          </table:table-cell>
        </table:table-row>
        <table:table-row table:style-name="ro2">
          <table:table-cell/>
          <table:table-cell table:style-name="Default" office:value-type="string">
            <text:p>balanced translocations. </text:p>
          </table:table-cell>
        </table:table-row>
        <table:table-row table:style-name="ro2">
          <table:table-cell office:value-type="string">
            <text:p>nonreciprocal chromosal translocation </text:p>
          </table:table-cell>
          <table:table-cell table:style-name="Default" office:value-type="string">
            <text:p><text:s/>commonly involves chromosome pairs 13, 14, 15, 21 and 22</text:p>
          </table:table-cell>
        </table:table-row>
        <table:table-row table:style-name="ro2">
          <table:table-cell/>
          <table:table-cell table:style-name="Default" office:value-type="string">
            <text:p>long arems of 2 acrocentric chromosomes ( chromosomes with centromeres near their ends) fuse at the centromere and the 2 short arms are lost. </text:p>
          </table:table-cell>
        </table:table-row>
        <table:table-row table:style-name="ro2">
          <table:table-cell office:value-type="string">
            <text:p>balanced translocations </text:p>
          </table:table-cell>
          <table:table-cell table:style-name="Default" office:value-type="string">
            <text:p>normally do not cause any abnomal phenotype. </text:p>
          </table:table-cell>
        </table:table-row>
        <table:table-row table:style-name="ro2">
          <table:table-cell office:value-type="string">
            <text:p>unbalanced translocations </text:p>
          </table:table-cell>
          <table:table-cell table:style-name="Default" office:value-type="string">
            <text:p>result in miscarriage, still birth, and chromosomal imbalance ( e. g. down syndrome, patau's syndrome) </text:p>
          </table:table-cell>
        </table:table-row>
        <table:table-row table:style-name="ro2">
          <table:table-cell table:style-name="ce2" office:value-type="string">
            <text:p>Chromosomal inversions</text:p>
          </table:table-cell>
          <table:table-cell table:style-name="Default" office:value-type="string">
            <text:p>chromosome rearrangement in which a segment of a chromosome is reversed end to end. May result in decrease fertility. </text:p>
          </table:table-cell>
        </table:table-row>
        <table:table-row table:style-name="ro2">
          <table:table-cell table:style-name="ce1" office:value-type="string">
            <text:p>Pericentric</text:p>
          </table:table-cell>
          <table:table-cell office:value-type="string">
            <text:p>Involves centromere; proceeds through meiosis.</text:p>
          </table:table-cell>
        </table:table-row>
        <table:table-row table:style-name="ro2">
          <table:table-cell table:style-name="ce1" office:value-type="string">
            <text:p>Paracentric </text:p>
          </table:table-cell>
          <table:table-cell office:value-type="string">
            <text:p>Does not involve centromere; does not proceed through meiosis.</text:p>
          </table:table-cell>
        </table:table-row>
        <table:table-row table:style-name="ro2">
          <table:table-cell office:value-type="string">
            <text:p>williams syndrome</text:p>
          </table:table-cell>
          <table:table-cell table:style-name="Default" office:value-type="string">
            <text:p>congenital microdeletion of long arm of chromosome 7 ( deleted region includes elastin gene). Findings= distinctive “elfin” facies, mental retardation, hypercalcemia ( increase sensitivity to vitamin D), well-developed verbal skills, extreme friendliness with strangers, cardiovascular problems. </text:p>
          </table:table-cell>
        </table:table-row>
        <table:table-row table:style-name="ro2">
          <table:table-cell office:value-type="string">
            <text:p>rich in Rough endoplamic reticulum </text:p>
          </table:table-cell>
          <table:table-cell table:style-name="Default" office:value-type="string">
            <text:p>Mucus-secreting goblet cells of the small intestine and antibody-secreting plasma cells. </text:p>
          </table:table-cell>
        </table:table-row>
        <table:table-row table:style-name="ro2">
          <table:table-cell table:style-name="ce2" office:value-type="string">
            <text:p>Cell cycle phases</text:p>
          </table:table-cell>
          <table:table-cell office:value-type="string">
            <text:p>Checkpoints control transitions between phases; regulated by cyclins, CDKs, and tumor suppressors</text:p>
          </table:table-cell>
        </table:table-row>
        <table:table-row table:style-name="ro2">
          <table:table-cell/>
          <table:table-cell table:style-name="ce4" office:value-type="string">
            <text:p><text:span text:style-name="T1">Mitosis (shortest phase): prophase-metaphase- anaphase-telophase. G</text:span><text:span text:style-name="T2">1 </text:span><text:span text:style-name="T1">and G</text:span><text:span text:style-name="T2">0 </text:span><text:span text:style-name="T1">are of variable duration.</text:span></text:p>
          </table:table-cell>
        </table:table-row>
        <table:table-row table:style-name="ro2">
          <table:table-cell/>
          <table:table-cell office:value-type="string">
            <text:p>G stands for Gap or Growth; S for Synthesis.</text:p>
          </table:table-cell>
        </table:table-row>
        <table:table-row table:style-name="ro2">
          <table:table-cell table:style-name="ce1" office:value-type="string">
            <text:p>CDKs–</text:p>
          </table:table-cell>
          <table:table-cell table:style-name="Default" office:value-type="string">
            <text:p>Cyclin-dependent kinases, constitutive and inactive. </text:p>
          </table:table-cell>
        </table:table-row>
        <table:table-row table:style-name="ro2">
          <table:table-cell table:style-name="ce1" office:value-type="string">
            <text:p>Cyclins––</text:p>
          </table:table-cell>
          <table:table-cell table:style-name="Default" office:value-type="string">
            <text:p>regulatory proteins that control cell cycle events. </text:p>
          </table:table-cell>
        </table:table-row>
        <table:table-row table:style-name="ro2">
          <table:table-cell/>
          <table:table-cell office:value-type="string">
            <text:p>phase specific, activate CDKs.</text:p>
          </table:table-cell>
        </table:table-row>
        <table:table-row table:style-name="ro2">
          <table:table-cell table:style-name="ce1" office:value-type="string">
            <text:p>Cyclin-CDK complexes</text:p>
          </table:table-cell>
          <table:table-cell office:value-type="string">
            <text:p>must be both activated</text:p>
          </table:table-cell>
        </table:table-row>
        <table:table-row table:style-name="ro2">
          <table:table-cell/>
          <table:table-cell office:value-type="string">
            <text:p>and inactivated for cell cycle to progress.</text:p>
          </table:table-cell>
        </table:table-row>
        <table:table-row table:style-name="ro9">
          <table:table-cell table:style-name="ce1" office:value-type="string">
            <text:p>Rb and p53 tumor suppressors </text:p>
          </table:table-cell>
          <table:table-cell table:style-name="ce11" office:value-type="string">
            <text:p><text:span text:style-name="T4">normally</text:span></text:p>
            <text:p><text:span text:style-name="T1">inhibit G</text:span><text:span text:style-name="T2">1</text:span><text:span text:style-name="T1">-to-S progression; mutations in these genes result in unrestrained growth.</text:span></text:p>
          </table:table-cell>
        </table:table-row>
        <table:table-row table:style-name="ro2">
          <table:table-cell table:style-name="ce1" office:value-type="string">
            <text:p>Permanent cells</text:p>
          </table:table-cell>
          <table:table-cell table:style-name="ce4" office:value-type="string">
            <text:p><text:span text:style-name="T1">Remain in G</text:span><text:span text:style-name="T2">0</text:span><text:span text:style-name="T1">, regenerate from stem cells.</text:span></text:p>
          </table:table-cell>
        </table:table-row>
        <table:table-row table:style-name="ro2">
          <table:table-cell/>
          <table:table-cell table:style-name="ce4" office:value-type="string">
            <text:p><text:span text:style-name="T1">Neurons, skeletal and cardiac muscle cells, and RBCs remain in G</text:span><text:span text:style-name="T2">0</text:span><text:span text:style-name="T1">.</text:span></text:p>
          </table:table-cell>
        </table:table-row>
        <table:table-row table:style-name="ro2">
          <table:table-cell table:style-name="ce1" office:value-type="string">
            <text:p>Stable (quiescent) cells</text:p>
          </table:table-cell>
          <table:table-cell table:style-name="ce4" office:value-type="string">
            <text:p><text:span text:style-name="T1">Enter G</text:span><text:span text:style-name="T2">1 </text:span><text:span text:style-name="T1">from G</text:span><text:span text:style-name="T2">0 </text:span><text:span text:style-name="T1">when stimulated.</text:span></text:p>
          </table:table-cell>
        </table:table-row>
        <table:table-row table:style-name="ro2">
          <table:table-cell/>
          <table:table-cell office:value-type="string">
            <text:p>Hepatocytes, lymphocytes.</text:p>
          </table:table-cell>
        </table:table-row>
        <table:table-row table:style-name="ro2">
          <table:table-cell table:style-name="ce1" office:value-type="string">
            <text:p>Labile cells</text:p>
          </table:table-cell>
          <table:table-cell table:style-name="ce4" office:value-type="string">
            <text:p><text:span text:style-name="T1">Never go to G</text:span><text:span text:style-name="T2">0</text:span><text:span text:style-name="T1">, divide rapidly with a short G</text:span><text:span text:style-name="T2">1</text:span><text:span text:style-name="T1">.</text:span></text:p>
          </table:table-cell>
        </table:table-row>
        <table:table-row table:style-name="ro2">
          <table:table-cell/>
          <table:table-cell office:value-type="string">
            <text:p>Bone marrow, gut epithelium, skin, hair follicles.</text:p>
          </table:table-cell>
        </table:table-row>
        <table:table-row table:style-name="ro2">
          <table:table-cell table:style-name="ce2" office:value-type="string">
            <text:p>Functions of Golgi apparatus</text:p>
          </table:table-cell>
          <table:table-cell office:value-type="string">
            <text:p>. Distribution center of proteins and lipids from ER to the plasma membrane, lysosomes, and secretory vesicles</text:p>
          </table:table-cell>
        </table:table-row>
        <table:table-row table:style-name="ro2">
          <table:table-cell/>
          <table:table-cell office:value-type="string">
            <text:p>2. Modifies N-oligosaccharides on asparagine 3. Adds O-oligosaccharides to serine and threonine</text:p>
          </table:table-cell>
        </table:table-row>
        <table:table-row table:style-name="ro2">
          <table:table-cell/>
          <table:table-cell office:value-type="string">
            <text:p>residues 4. Addition of mannose-6-phosphate to specific</text:p>
          </table:table-cell>
        </table:table-row>
        <table:table-row table:style-name="ro2">
          <table:table-cell/>
          <table:table-cell office:value-type="string">
            <text:p>lysosomal proteins, which targets the protein</text:p>
          </table:table-cell>
        </table:table-row>
        <table:table-row table:style-name="ro2">
          <table:table-cell/>
          <table:table-cell office:value-type="string">
            <text:p>to the lysosome 5. Proteoglycan assembly from proteoglycan core</text:p>
          </table:table-cell>
        </table:table-row>
        <table:table-row table:style-name="ro2">
          <table:table-cell/>
          <table:table-cell office:value-type="string">
            <text:p>proteins 6. Sulfation of sugars in proteoglycans and of</text:p>
          </table:table-cell>
        </table:table-row>
        <table:table-row table:style-name="ro2">
          <table:table-cell/>
          <table:table-cell office:value-type="string">
            <text:p>selected tyrosine on proteins</text:p>
          </table:table-cell>
        </table:table-row>
        <table:table-row table:style-name="ro2">
          <table:table-cell table:style-name="ce1" office:value-type="string">
            <text:p>Vesicular trafficking proteins:</text:p>
          </table:table-cell>
          <table:table-cell office:value-type="string">
            <text:p>COPI: retrograde,</text:p>
          </table:table-cell>
        </table:table-row>
        <table:table-row table:style-name="ro4">
          <table:table-cell/>
          <table:table-cell table:style-name="ce5" office:value-type="string">
            <text:p><text:span text:style-name="T1">Golgi </text:span><text:span text:style-name="T3">→ </text:span><text:span text:style-name="T1">ER. COPII: anterograde, RER </text:span><text:span text:style-name="T3">→ </text:span><text:span text:style-name="T1">cis-Golgi.</text:span></text:p>
          </table:table-cell>
        </table:table-row>
        <table:table-row table:style-name="ro4">
          <table:table-cell/>
          <table:table-cell table:style-name="ce5" office:value-type="string">
            <text:p><text:span text:style-name="T1">Clathrin: trans-Golgi </text:span><text:span text:style-name="T3">→ </text:span><text:span text:style-name="T1">lysosomes, plasma membrane </text:span><text:span text:style-name="T3">→ </text:span><text:span text:style-name="T1">endosomes (receptor-mediated endocytosis).</text:span></text:p>
          </table:table-cell>
        </table:table-row>
        <table:table-row table:style-name="ro2">
          <table:table-cell office:value-type="string">
            <text:p>present of chediak higashi syndrome </text:p>
          </table:table-cell>
          <table:table-cell table:style-name="Default" office:value-type="string">
            <text:p><text:s/>recurrent pyogenic infections, partial albinism, and peripheral neuropathy.</text:p>
          </table:table-cell>
        </table:table-row>
        <table:table-row table:style-name="ro4">
          <table:table-cell table:style-name="ce2" office:value-type="string">
            <text:p>Microtubule</text:p>
          </table:table-cell>
          <table:table-cell table:style-name="ce5" office:value-type="string">
            <text:p><text:span text:style-name="T1">Cylindrical structure composed of a helical array of polymerized dimers of </text:span><text:span text:style-name="T3">α</text:span><text:span text:style-name="T1">- and </text:span><text:span text:style-name="T3">β</text:span><text:span text:style-name="T1">-tubulin. Each dimer has 2 GTP bound. Incorporated into flagella, cilia, mitotic spindles. Grows slowly, collapses quickly. Microtubules are also involved in slow axoplasmic transport in neurons.</text:span></text:p>
          </table:table-cell>
        </table:table-row>
        <table:table-row table:style-name="ro2">
          <table:table-cell table:style-name="ce2" office:value-type="string">
            <text:p>Kartagener’s syndrome</text:p>
          </table:table-cell>
          <table:table-cell office:value-type="string">
            <text:p>Results in male and female infertility (sperm immotile), bronchiectasis, and recurrent sinusitis (bacteria and particles not pushed out); associated with situs inversus.</text:p>
          </table:table-cell>
        </table:table-row>
        <table:table-row table:style-name="ro2">
          <table:table-cell table:style-name="ce2" office:value-type="string">
            <text:p>Plasma membrane composition</text:p>
          </table:table-cell>
          <table:table-cell office:value-type="string">
            <text:p>Asymmetric fluid bilayer. Contains cholesterol (~50%), phospholipids (~50%), sphingolipids, glycolipids,</text:p>
          </table:table-cell>
        </table:table-row>
        <table:table-row table:style-name="ro8">
          <table:table-cell/>
          <table:table-cell table:style-name="ce10" office:value-type="string">
            <text:p><text:span text:style-name="T1">and proteins. High cholesterol or long saturated fatty acid content </text:span><text:span text:style-name="T3">→ </text:span><text:span text:style-name="T7">↑ </text:span><text:span text:style-name="T1">melting temperature, </text:span><text:span text:style-name="T3">↓ </text:span><text:span text:style-name="T1">fluidity.</text:span></text:p>
          </table:table-cell>
        </table:table-row>
        <table:table-row table:style-name="ro2">
          <table:table-cell table:style-name="ce1" office:value-type="string">
            <text:p>Ouabain</text:p>
          </table:table-cell>
          <table:table-cell table:style-name="ce10" office:value-type="string">
            <text:p><text:span text:style-name="T1">inhibits Na+-K+ ATPase <text:s/>by binding to K</text:span><text:span text:style-name="T12">+ </text:span><text:span text:style-name="T1">site.</text:span></text:p>
          </table:table-cell>
        </table:table-row>
        <table:table-row table:style-name="ro4">
          <table:table-cell table:style-name="ce1" office:value-type="string">
            <text:p>Cardiac glycosides</text:p>
          </table:table-cell>
          <table:table-cell table:style-name="ce10" office:value-type="string">
            <text:p><text:span text:style-name="T1">digoxin and digitoxin from foxglove) also inhibit the Na</text:span><text:span text:style-name="T12">+</text:span><text:span text:style-name="T1">-K</text:span><text:span text:style-name="T12">+ </text:span><text:span text:style-name="T1">ATPase, causing </text:span><text:span text:style-name="T3">↑ </text:span><text:span text:style-name="T1">cardiac contractility.</text:span></text:p>
          </table:table-cell>
        </table:table-row>
        <table:table-row table:style-name="ro2">
          <table:table-cell/>
          <table:table-cell table:style-name="Default" office:value-type="string">
            <text:p>indirect inhibition of Na/Ca exchange. Increase [Ca] inside of the cardiac muslce cell</text:p>
          </table:table-cell>
        </table:table-row>
        <table:table-row table:style-name="ro2">
          <table:table-cell table:style-name="ce1" office:value-type="string">
            <text:p>Be (So Totally) Cool, Read Books.</text:p>
          </table:table-cell>
          <table:table-cell table:style-name="ce6" office:value-type="string">
            <text:p>Type I: BONE.</text:p>
          </table:table-cell>
        </table:table-row>
        <table:table-row table:style-name="ro2">
          <table:table-cell/>
          <table:table-cell office:value-type="string">
            <text:p>Type II: carTWOlage.</text:p>
          </table:table-cell>
        </table:table-row>
        <table:table-row table:style-name="ro2">
          <table:table-cell/>
          <table:table-cell office:value-type="string">
            <text:p>Type III (Reticulin)</text:p>
          </table:table-cell>
        </table:table-row>
        <table:table-row table:style-name="ro2">
          <table:table-cell/>
          <table:table-cell office:value-type="string">
            <text:p>Type IV: Under the floor (basement membrane).</text:p>
          </table:table-cell>
        </table:table-row>
        <table:table-row table:style-name="ro2">
          <table:table-cell table:style-name="ce2" office:value-type="string">
            <text:p>Collagen synthesis and structure</text:p>
          </table:table-cell>
          <table:table-cell office:value-type="string">
            <text:p>Inside fibroblasts</text:p>
          </table:table-cell>
        </table:table-row>
        <table:table-row table:style-name="ro2">
          <table:table-cell/>
          <table:table-cell office:value-type="string">
            <text:p>1. Synthesis (RER)</text:p>
          </table:table-cell>
        </table:table-row>
        <table:table-row table:style-name="ro2">
          <table:table-cell/>
          <table:table-cell office:value-type="string">
            <text:p>2. Hydroxylation (ER)</text:p>
          </table:table-cell>
        </table:table-row>
        <table:table-row table:style-name="ro2">
          <table:table-cell/>
          <table:table-cell office:value-type="string">
            <text:p>3. Glycosylation (ER)</text:p>
          </table:table-cell>
        </table:table-row>
        <table:table-row table:style-name="ro2">
          <table:table-cell/>
          <table:table-cell office:value-type="string">
            <text:p>4. Exocytosis</text:p>
          </table:table-cell>
        </table:table-row>
        <table:table-row table:style-name="ro2">
          <table:table-cell/>
          <table:table-cell office:value-type="string">
            <text:p>Outside fibroblasts</text:p>
          </table:table-cell>
        </table:table-row>
        <table:table-row table:style-name="ro2">
          <table:table-cell/>
          <table:table-cell office:value-type="string">
            <text:p>5. Proteolytic processing</text:p>
          </table:table-cell>
        </table:table-row>
        <table:table-row table:style-name="ro2">
          <table:table-cell/>
          <table:table-cell office:value-type="string">
            <text:p>6. Cross-linking</text:p>
          </table:table-cell>
        </table:table-row>
        <table:table-row table:style-name="ro4">
          <table:table-cell table:style-name="ce1" office:value-type="string">
            <text:p>Synthesis (RER)</text:p>
          </table:table-cell>
          <table:table-cell table:style-name="ce5" office:value-type="string">
            <text:p><text:span text:style-name="T1">Translation of collagen </text:span><text:span text:style-name="T3">α </text:span><text:span text:style-name="T1">chains (preprocollagen)— usually Gly-X-Y polypeptide (X and Y are proline, hydroxyproline, or hydroxylysine).</text:span></text:p>
          </table:table-cell>
        </table:table-row>
        <table:table-row table:style-name="ro2">
          <table:table-cell table:style-name="ce1" office:value-type="string">
            <text:p>Hydroxylation (ER)</text:p>
          </table:table-cell>
          <table:table-cell office:value-type="string">
            <text:p>Hydroxylation of specific proline and lysine residues (requires vitamin C).</text:p>
          </table:table-cell>
        </table:table-row>
        <table:table-row table:style-name="ro4">
          <table:table-cell table:style-name="ce1" office:value-type="string">
            <text:p>Glycosylation (ER)</text:p>
          </table:table-cell>
          <table:table-cell table:style-name="ce5" office:value-type="string">
            <text:p><text:span text:style-name="T1">Glycosylation of pro-</text:span><text:span text:style-name="T3">α</text:span><text:span text:style-name="T1">-chain lysine residues and formation of procollagen (triple helix of 3 collagen </text:span><text:span text:style-name="T3">α </text:span><text:span text:style-name="T1">chains).</text:span></text:p>
          </table:table-cell>
        </table:table-row>
        <table:table-row table:style-name="ro2">
          <table:table-cell table:style-name="ce1" office:value-type="string">
            <text:p>Exocytosis</text:p>
          </table:table-cell>
          <table:table-cell office:value-type="string">
            <text:p>Exocytosis of procollagen into extracellular space.</text:p>
          </table:table-cell>
        </table:table-row>
        <table:table-row table:style-name="ro2">
          <table:table-cell table:style-name="ce1" office:value-type="string">
            <text:p>Proteolytic processing</text:p>
          </table:table-cell>
          <table:table-cell office:value-type="string">
            <text:p>Cleavage of terminal regions of procollagen transforms it into insoluble tropocollagen.</text:p>
          </table:table-cell>
        </table:table-row>
        <table:table-row table:style-name="ro2">
          <table:table-cell table:style-name="ce1" office:value-type="string">
            <text:p>Cross-linking</text:p>
          </table:table-cell>
          <table:table-cell office:value-type="string">
            <text:p>Reinforcement of many staggered tropocollagen molecules by covalent lysine-hydroxylysine cross-linkage (by lysyl oxidase) to make collagen fibrils.</text:p>
          </table:table-cell>
        </table:table-row>
        <table:table-row table:style-name="ro2">
          <table:table-cell table:style-name="ce2" office:value-type="string">
            <text:p>Ehlers-Danlos syndrome</text:p>
          </table:table-cell>
          <table:table-cell office:value-type="string">
            <text:p>Faulty collagen synthesis causing: 1. Hyperextensible skin 2. Tendency to bleed (easy bruising) 3. Hypermobile joints</text:p>
          </table:table-cell>
        </table:table-row>
        <table:table-row table:style-name="ro2">
          <table:table-cell office:value-type="string">
            <text:p>Osteogenesis imperfecta</text:p>
          </table:table-cell>
          <table:table-cell office:value-type="string">
            <text:p>Most common form is autosomal-dominant with abnormal collagen type I.</text:p>
          </table:table-cell>
        </table:table-row>
        <table:table-row table:style-name="ro2">
          <table:table-cell table:style-name="ce2"/>
          <table:table-cell office:value-type="string">
            <text:p>1. Multiple fractures occurring with minimal trauma (brittle bone disease), which may occur during the birth process</text:p>
          </table:table-cell>
        </table:table-row>
        <table:table-row table:style-name="ro2">
          <table:table-cell/>
          <table:table-cell office:value-type="string">
            <text:p>2. Blue sclerae due to the translucency of the connective tissue over the choroid</text:p>
          </table:table-cell>
        </table:table-row>
        <table:table-row table:style-name="ro2">
          <table:table-cell/>
          <table:table-cell office:value-type="string">
            <text:p>3. Hearing loss (abnormal middle ear bones) 4. Dental imperfections due to lack of dentin</text:p>
          </table:table-cell>
        </table:table-row>
        <table:table-row table:style-name="ro2">
          <table:table-cell/>
          <table:table-cell office:value-type="string">
            <text:p>May be confused with child abuse.</text:p>
          </table:table-cell>
        </table:table-row>
        <table:table-row table:style-name="ro2">
          <table:table-cell/>
          <table:table-cell office:value-type="string">
            <text:p>Type II is fatal in utero or in the neonatal period.</text:p>
          </table:table-cell>
        </table:table-row>
        <table:table-row table:style-name="ro2">
          <table:table-cell/>
          <table:table-cell office:value-type="string">
            <text:p>Incidence is 1:10,000.</text:p>
          </table:table-cell>
        </table:table-row>
        <table:table-row table:style-name="ro2">
          <table:table-cell office:value-type="string">
            <text:p>alport's syndrome </text:p>
          </table:table-cell>
          <table:table-cell table:style-name="Default" office:value-type="string">
            <text:p>due to a variety of gene defects resulting in abnormal type IV collagen. Most common form is X-linked recessive. Characterized by progressive hereditary nephritis and deafness. May be associated with ocular disturbances. Typer IV collagen is an important structural component of the basement membrane of the kidney, ears, and eyes. </text:p>
          </table:table-cell>
        </table:table-row>
        <table:table-row table:style-name="ro2">
          <table:table-cell table:style-name="ce2" office:value-type="string">
            <text:p>Elastin</text:p>
          </table:table-cell>
          <table:table-cell office:value-type="string">
            <text:p>Stretchy protein within lungs, large arteries, elastic ligaments, vocal cords, ligamenta flava (connect vertebrae).</text:p>
          </table:table-cell>
        </table:table-row>
        <table:table-row table:style-name="ro4">
          <table:table-cell/>
          <table:table-cell table:style-name="ce10" office:value-type="string">
            <text:p><text:span text:style-name="T1">Rich in proline and glycine, nonglycosylated forms. Tropoelastin with fibrillin scaffolding. Relaxed and stretched conformations. </text:span><text:span text:style-name="T3">α</text:span><text:span text:style-name="T2">1</text:span><text:span text:style-name="T1">-antitrypsin inhibits elastase.</text:span></text:p>
          </table:table-cell>
        </table:table-row>
      </table:table>
      <table:table table:name="Sheet2" table:style-name="ta1" table:print="false">
        <table:table-column table:style-name="co3" table:default-cell-style-name="Default"/>
        <table:table-row table:style-name="ro1">
          <table:table-cell/>
        </table:table-row>
      </table:table>
      <table:table table:name="Sheet3" table:style-name="ta1" table:print="false">
        <table:table-column table:style-name="co3"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ce style:name="ZapfDingbatsITC" svg:font-family="ZapfDingbatsITC"/>
    <style:font-face style:name="Helvetica" svg:font-family="Helvetica" style:font-family-generic="swiss"/>
    <style:font-face style:name="Arial" svg:font-family="Arial" style:font-family-generic="swiss" style:font-pitch="variable"/>
    <style:font-face style:name="Ume P Gothic C4" svg:font-family="'Ume P Gothic C4'"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4">09/14/2010</text:date>, <text:time>16:45: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e  tang</meta:initial-creator>
    <meta:creation-date>2010-09-12T09:53:58</meta:creation-date>
    <dc:date>2010-09-14T16:45:56</dc:date>
    <dc:creator>Jianshi Huang</dc:creator>
    <meta:editing-duration>PT17H44M43S</meta:editing-duration>
    <meta:editing-cycles>14</meta:editing-cycles>
    <meta:generator>OpenOffice.org/3.2$Unix OpenOffice.org_project/320m19$Build-9505</meta:generator>
    <meta:document-statistic meta:table-count="3" meta:cell-count="636" meta:object-count="0"/>
  </office:meta>
</office:document-meta>
</file>